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54cm"/>
    </style:style>
    <style:style style:name="co5" style:family="table-column">
      <style:table-column-properties fo:break-before="auto" style:column-width="1.166cm"/>
    </style:style>
    <style:style style:name="co6" style:family="table-column">
      <style:table-column-properties fo:break-before="auto" style:column-width="0.773cm"/>
    </style:style>
    <style:style style:name="co7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0.986cm"/>
    </style:style>
    <style:style style:name="co9" style:family="table-column">
      <style:table-column-properties fo:break-before="auto" style:column-width="0.804cm"/>
    </style:style>
    <style:style style:name="co10" style:family="table-column">
      <style:table-column-properties fo:break-before="auto" style:column-width="0.393cm"/>
    </style:style>
    <style:style style:name="co11" style:family="table-column">
      <style:table-column-properties fo:break-before="auto" style:column-width="0.6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3" style:family="table-cell" style:parent-style-name="Default" style:data-style-name="N1"/>
  </office:automatic-styles>
  <office:body>
    <office:spreadsheet>
      <table:calculation-settings table:automatic-find-labels="false"/>
      <table:table table:name="S2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default-cell-style-name="ce3"/>
        <table:table-column table:style-name="co1" table:number-columns-repeated="6" table:default-cell-style-name="ce3"/>
        <table:table-column table:style-name="co4" table:default-cell-style-name="ce3"/>
        <table:table-column table:style-name="co1" table:number-columns-repeated="4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2" table:default-cell-style-name="ce3"/>
        <table:table-column table:style-name="co5" table:default-cell-style-name="ce3"/>
        <table:table-column table:style-name="co1" table:number-columns-repeated="9" table:default-cell-style-name="ce3"/>
        <table:table-column table:style-name="co4" table:number-columns-repeated="2" table:default-cell-style-name="ce3"/>
        <table:table-column table:style-name="co1" table:number-columns-repeated="6" table:default-cell-style-name="ce3"/>
        <table:table-column table:style-name="co5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2" table:default-cell-style-name="ce3"/>
        <table:table-column table:style-name="co8" table:default-cell-style-name="ce3"/>
        <table:table-column table:style-name="co1" table:number-columns-repeated="4" table:default-cell-style-name="ce3"/>
        <table:table-column table:style-name="co3" table:default-cell-style-name="ce3"/>
        <table:table-column table:style-name="co9" table:default-cell-style-name="ce3"/>
        <table:table-column table:style-name="co1" table:number-columns-repeated="6" table:default-cell-style-name="ce3"/>
        <table:table-column table:style-name="co7" table:default-cell-style-name="ce3"/>
        <table:table-column table:style-name="co1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3" table:default-cell-style-name="ce3"/>
        <table:table-column table:style-name="co9" table:default-cell-style-name="ce3"/>
        <table:table-column table:style-name="co2" table:default-cell-style-name="ce3"/>
        <table:table-column table:style-name="co1" table:number-columns-repeated="4" table:default-cell-style-name="ce3"/>
        <table:table-column table:style-name="co9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10" table:default-cell-style-name="ce3"/>
        <table:table-column table:style-name="co1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3" table:number-columns-repeated="2" table:default-cell-style-name="ce3"/>
        <table:table-column table:style-name="co1" table:number-columns-repeated="4" table:default-cell-style-name="ce3"/>
        <table:table-column table:style-name="co3" table:default-cell-style-name="ce3"/>
        <table:table-column table:style-name="co6" table:default-cell-style-name="ce3"/>
        <table:table-column table:style-name="co1" table:default-cell-style-name="ce3"/>
        <table:table-column table:style-name="co4" table:default-cell-style-name="ce3"/>
        <table:table-column table:style-name="co1" table:default-cell-style-name="ce3"/>
        <table:table-column table:style-name="co4" table:default-cell-style-name="ce3"/>
        <table:table-column table:style-name="co11" table:number-columns-repeated="4" table:default-cell-style-name="ce3"/>
        <table:table-column table:style-name="co1" table:number-columns-repeated="2" table:default-cell-style-name="ce3"/>
        <table:table-column table:style-name="co3" table:number-columns-repeated="908" table:default-cell-style-name="ce3"/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C2]+1)*[.C2]/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2]*[.F2]" office:value-type="float" office:value="16" calcext:value-type="float">
            <text:p>16</text:p>
          </table:table-cell>
          <table:table-cell table:formula="of:=MID([.G2];[.H$1];1)" office:value-type="string" office:string-value="1" calcext:value-type="string">
            <text:p>1</text:p>
          </table:table-cell>
          <table:table-cell table:formula="of:=MID([.G2];[.I$1];1)" office:value-type="string" office:string-value="6" calcext:value-type="string">
            <text:p>6</text:p>
          </table:table-cell>
          <table:table-cell table:formula="of:=[.F2]" office:value-type="float" office:value="4" calcext:value-type="float">
            <text:p>4</text:p>
          </table:table-cell>
          <table:table-cell table:formula="of:=[.I2]" office:value-type="string" office:string-value="6" calcext:value-type="string">
            <text:p>6</text:p>
          </table:table-cell>
          <table:table-cell table:formula="of:=[.H2]" office:value-type="string" office:string-value="1" calcext:value-type="string">
            <text:p>1</text:p>
          </table:table-cell>
          <table:table-cell table:formula="of:=[.K2]" office:value-type="string" office:string-value="6" calcext:value-type="string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O2]*[.O2]" office:value-type="float" office:value="169" calcext:value-type="float">
            <text:p>169</text:p>
          </table:table-cell>
          <table:table-cell table:formula="of:=MID([.P2];[.Q$1];1)" office:value-type="string" office:string-value="1" calcext:value-type="string">
            <text:p>1</text:p>
          </table:table-cell>
          <table:table-cell table:formula="of:=MID([.P2];[.R$1];1)" office:value-type="string" office:string-value="6" calcext:value-type="string">
            <text:p>6</text:p>
          </table:table-cell>
          <table:table-cell table:formula="of:=MID([.P2];[.S$1];1)" office:value-type="string" office:string-value="9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O2]*10+[.AD2]" office:value-type="float" office:value="130" calcext:value-type="float">
            <text:p>130</text:p>
          </table:table-cell>
          <table:table-cell table:formula="of:=OFFSET([.Q2];0;[.T2])" office:value-type="string" office:string-value="6" calcext:value-type="string">
            <text:p>6</text:p>
          </table:table-cell>
          <table:table-cell table:formula="of:=OFFSET([.Q2];0;[.U2])" office:value-type="string" office:string-value="9" calcext:value-type="string">
            <text:p>9</text:p>
          </table:table-cell>
          <table:table-cell table:formula="of:=OFFSET([.Q2];0;[.V2])" office:value-type="string" office:string-value="1" calcext:value-type="string">
            <text:p>1</text:p>
          </table:table-cell>
          <table:table-cell table:formula="of:=AND([.Q2]&lt;&gt;[.X2];[.R2]&lt;&gt;[.Y2];[.S2]&lt;&gt;[.Z2])" office:value-type="float" office:value="1" calcext:value-type="float">
            <text:p>1</text:p>
          </table:table-cell>
          <table:table-cell table:formula="of:=VALUE(COM.MICROSOFT.CONCAT([.X2:.Z2]))" office:value-type="float" office:value="691" calcext:value-type="float">
            <text:p>691</text:p>
          </table:table-cell>
          <table:table-cell table:formula="of:=ISNA(MATCH([.AB2];[.$P$2:.$P$45];0))" office:value-type="float" office:value="1" calcext:value-type="float">
            <text:p>1</text:p>
          </table:table-cell>
          <table:table-cell table:formula="of:=IF([.O1]=[.O2];[.AD1]+1;0)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986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C3]+1)*[.C3]/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3]*[.F3]" office:value-type="float" office:value="25" calcext:value-type="float">
            <text:p>25</text:p>
          </table:table-cell>
          <table:table-cell table:formula="of:=MID([.G3];[.H$1];1)" office:value-type="string" office:string-value="2" calcext:value-type="string">
            <text:p>2</text:p>
          </table:table-cell>
          <table:table-cell table:formula="of:=MID([.G3];[.I$1];1)" office:value-type="string" office:string-value="5" calcext:value-type="string">
            <text:p>5</text:p>
          </table:table-cell>
          <table:table-cell table:formula="of:=[.F3]" office:value-type="float" office:value="5" calcext:value-type="float">
            <text:p>5</text:p>
          </table:table-cell>
          <table:table-cell table:formula="of:=[.I3]" office:value-type="string" office:string-value="5" calcext:value-type="string">
            <text:p>5</text:p>
          </table:table-cell>
          <table:table-cell table:formula="of:=[.H3]" office:value-type="string" office:string-value="2" calcext:value-type="string">
            <text:p>2</text:p>
          </table:table-cell>
          <table:table-cell table:formula="of:=[.K3]" office:value-type="string" office:string-value="5" calcext:value-type="string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O3]*[.O3]" office:value-type="float" office:value="169" calcext:value-type="float">
            <text:p>169</text:p>
          </table:table-cell>
          <table:table-cell table:formula="of:=MID([.P3];[.Q$1];1)" office:value-type="string" office:string-value="1" calcext:value-type="string">
            <text:p>1</text:p>
          </table:table-cell>
          <table:table-cell table:formula="of:=MID([.P3];[.R$1];1)" office:value-type="string" office:string-value="6" calcext:value-type="string">
            <text:p>6</text:p>
          </table:table-cell>
          <table:table-cell table:formula="of:=MID([.P3];[.S$1]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3]*10+[.AD3]" office:value-type="float" office:value="131" calcext:value-type="float">
            <text:p>131</text:p>
          </table:table-cell>
          <table:table-cell table:formula="of:=OFFSET([.Q3];0;[.T3])" office:value-type="string" office:string-value="9" calcext:value-type="string">
            <text:p>9</text:p>
          </table:table-cell>
          <table:table-cell table:formula="of:=OFFSET([.Q3];0;[.U3])" office:value-type="string" office:string-value="1" calcext:value-type="string">
            <text:p>1</text:p>
          </table:table-cell>
          <table:table-cell table:formula="of:=OFFSET([.Q3];0;[.V3])" office:value-type="string" office:string-value="6" calcext:value-type="string">
            <text:p>6</text:p>
          </table:table-cell>
          <table:table-cell table:formula="of:=AND([.Q3]&lt;&gt;[.X3];[.R3]&lt;&gt;[.Y3];[.S3]&lt;&gt;[.Z3])" office:value-type="float" office:value="1" calcext:value-type="float">
            <text:p>1</text:p>
          </table:table-cell>
          <table:table-cell table:formula="of:=VALUE(COM.MICROSOFT.CONCAT([.X3:.Z3]))" office:value-type="float" office:value="916" calcext:value-type="float">
            <text:p>916</text:p>
          </table:table-cell>
          <table:table-cell table:formula="of:=ISNA(MATCH([.AB3];[.$P$2:.$P$45];0))" office:value-type="float" office:value="1" calcext:value-type="float">
            <text:p>1</text:p>
          </table:table-cell>
          <table:table-cell table:formula="of:=IF([.O2]=[.O3];[.AD2]+1;0)"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table:number-columns-repeated="986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C4]+1)*[.C4]/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4]*[.F4]" office:value-type="float" office:value="36" calcext:value-type="float">
            <text:p>36</text:p>
          </table:table-cell>
          <table:table-cell table:formula="of:=MID([.G4];[.H$1];1)" office:value-type="string" office:string-value="3" calcext:value-type="string">
            <text:p>3</text:p>
          </table:table-cell>
          <table:table-cell table:formula="of:=MID([.G4];[.I$1];1)" office:value-type="string" office:string-value="6" calcext:value-type="string">
            <text:p>6</text:p>
          </table:table-cell>
          <table:table-cell table:formula="of:=[.F4]" office:value-type="float" office:value="6" calcext:value-type="float">
            <text:p>6</text:p>
          </table:table-cell>
          <table:table-cell table:formula="of:=[.I4]" office:value-type="string" office:string-value="6" calcext:value-type="string">
            <text:p>6</text:p>
          </table:table-cell>
          <table:table-cell table:formula="of:=[.H4]" office:value-type="string" office:string-value="3" calcext:value-type="string">
            <text:p>3</text:p>
          </table:table-cell>
          <table:table-cell table:formula="of:=[.K4]" office:value-type="string" office:string-value="6" calcext:value-type="string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O4]*[.O4]" office:value-type="float" office:value="196" calcext:value-type="float">
            <text:p>196</text:p>
          </table:table-cell>
          <table:table-cell table:formula="of:=MID([.P4];[.Q$1];1)" office:value-type="string" office:string-value="1" calcext:value-type="string">
            <text:p>1</text:p>
          </table:table-cell>
          <table:table-cell table:formula="of:=MID([.P4];[.R$1];1)" office:value-type="string" office:string-value="9" calcext:value-type="string">
            <text:p>9</text:p>
          </table:table-cell>
          <table:table-cell table:formula="of:=MID([.P4];[.S$1];1)" office:value-type="string" office:string-value="6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4]*10+[.AD4]" office:value-type="float" office:value="140" calcext:value-type="float">
            <text:p>140</text:p>
          </table:table-cell>
          <table:table-cell table:formula="of:=OFFSET([.Q4];0;[.T4])" office:value-type="string" office:string-value="6" calcext:value-type="string">
            <text:p>6</text:p>
          </table:table-cell>
          <table:table-cell table:formula="of:=OFFSET([.Q4];0;[.U4])" office:value-type="string" office:string-value="1" calcext:value-type="string">
            <text:p>1</text:p>
          </table:table-cell>
          <table:table-cell table:formula="of:=OFFSET([.Q4];0;[.V4])" office:value-type="string" office:string-value="9" calcext:value-type="string">
            <text:p>9</text:p>
          </table:table-cell>
          <table:table-cell table:formula="of:=AND([.Q4]&lt;&gt;[.X4];[.R4]&lt;&gt;[.Y4];[.S4]&lt;&gt;[.Z4])" office:value-type="float" office:value="1" calcext:value-type="float">
            <text:p>1</text:p>
          </table:table-cell>
          <table:table-cell table:formula="of:=VALUE(COM.MICROSOFT.CONCAT([.X4:.Z4]))" office:value-type="float" office:value="619" calcext:value-type="float">
            <text:p>619</text:p>
          </table:table-cell>
          <table:table-cell table:formula="of:=ISNA(MATCH([.AB4];[.$P$2:.$P$45];0))" office:value-type="float" office:value="1" calcext:value-type="float">
            <text:p>1</text:p>
          </table:table-cell>
          <table:table-cell table:formula="of:=IF([.O3]=[.O4];[.AD3]+1;0)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986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C5]+1)*[.C5]/2"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F5]*[.F5]" office:value-type="float" office:value="49" calcext:value-type="float">
            <text:p>49</text:p>
          </table:table-cell>
          <table:table-cell table:formula="of:=MID([.G5];[.H$1];1)" office:value-type="string" office:string-value="4" calcext:value-type="string">
            <text:p>4</text:p>
          </table:table-cell>
          <table:table-cell table:formula="of:=MID([.G5];[.I$1];1)" office:value-type="string" office:string-value="9" calcext:value-type="string">
            <text:p>9</text:p>
          </table:table-cell>
          <table:table-cell table:formula="of:=[.F5]" office:value-type="float" office:value="7" calcext:value-type="float">
            <text:p>7</text:p>
          </table:table-cell>
          <table:table-cell table:formula="of:=[.I5]" office:value-type="string" office:string-value="9" calcext:value-type="string">
            <text:p>9</text:p>
          </table:table-cell>
          <table:table-cell table:formula="of:=[.H5]" office:value-type="string" office:string-value="4" calcext:value-type="string">
            <text:p>4</text:p>
          </table:table-cell>
          <table:table-cell table:formula="of:=[.K5]" office:value-type="string" office:string-value="9" calcext:value-type="string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O5]*[.O5]" office:value-type="float" office:value="256" calcext:value-type="float">
            <text:p>256</text:p>
          </table:table-cell>
          <table:table-cell table:formula="of:=MID([.P5];[.Q$1];1)" office:value-type="string" office:string-value="2" calcext:value-type="string">
            <text:p>2</text:p>
          </table:table-cell>
          <table:table-cell table:formula="of:=MID([.P5];[.R$1];1)" office:value-type="string" office:string-value="5" calcext:value-type="string">
            <text:p>5</text:p>
          </table:table-cell>
          <table:table-cell table:formula="of:=MID([.P5];[.S$1];1)" office:value-type="string" office:string-value="6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O5]*10+[.AD5]" office:value-type="float" office:value="160" calcext:value-type="float">
            <text:p>160</text:p>
          </table:table-cell>
          <table:table-cell table:formula="of:=OFFSET([.Q5];0;[.T5])" office:value-type="string" office:string-value="5" calcext:value-type="string">
            <text:p>5</text:p>
          </table:table-cell>
          <table:table-cell table:formula="of:=OFFSET([.Q5];0;[.U5])" office:value-type="string" office:string-value="6" calcext:value-type="string">
            <text:p>6</text:p>
          </table:table-cell>
          <table:table-cell table:formula="of:=OFFSET([.Q5];0;[.V5])" office:value-type="string" office:string-value="2" calcext:value-type="string">
            <text:p>2</text:p>
          </table:table-cell>
          <table:table-cell table:formula="of:=AND([.Q5]&lt;&gt;[.X5];[.R5]&lt;&gt;[.Y5];[.S5]&lt;&gt;[.Z5])" office:value-type="float" office:value="1" calcext:value-type="float">
            <text:p>1</text:p>
          </table:table-cell>
          <table:table-cell table:formula="of:=VALUE(COM.MICROSOFT.CONCAT([.X5:.Z5]))" office:value-type="float" office:value="562" calcext:value-type="float">
            <text:p>562</text:p>
          </table:table-cell>
          <table:table-cell table:formula="of:=ISNA(MATCH([.AB5];[.$P$2:.$P$45];0))" office:value-type="float" office:value="1" calcext:value-type="float">
            <text:p>1</text:p>
          </table:table-cell>
          <table:table-cell table:formula="of:=IF([.O4]=[.O5];[.AD4]+1;0)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986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C6]+1)*[.C6]/2"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6]*[.F6]" office:value-type="float" office:value="64" calcext:value-type="float">
            <text:p>64</text:p>
          </table:table-cell>
          <table:table-cell table:formula="of:=MID([.G6];[.H$1];1)" office:value-type="string" office:string-value="6" calcext:value-type="string">
            <text:p>6</text:p>
          </table:table-cell>
          <table:table-cell table:formula="of:=MID([.G6];[.I$1];1)" office:value-type="string" office:string-value="4" calcext:value-type="string">
            <text:p>4</text:p>
          </table:table-cell>
          <table:table-cell table:formula="of:=[.F6]" office:value-type="float" office:value="8" calcext:value-type="float">
            <text:p>8</text:p>
          </table:table-cell>
          <table:table-cell table:formula="of:=[.I6]" office:value-type="string" office:string-value="4" calcext:value-type="string">
            <text:p>4</text:p>
          </table:table-cell>
          <table:table-cell table:formula="of:=[.H6]" office:value-type="string" office:string-value="6" calcext:value-type="string">
            <text:p>6</text:p>
          </table:table-cell>
          <table:table-cell table:formula="of:=[.K6]" office:value-type="string" office:string-value="4" calcext:value-type="string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O6]*[.O6]" office:value-type="float" office:value="289" calcext:value-type="float">
            <text:p>289</text:p>
          </table:table-cell>
          <table:table-cell table:formula="of:=MID([.P6];[.Q$1];1)" office:value-type="string" office:string-value="2" calcext:value-type="string">
            <text:p>2</text:p>
          </table:table-cell>
          <table:table-cell table:formula="of:=MID([.P6];[.R$1];1)" office:value-type="string" office:string-value="8" calcext:value-type="string">
            <text:p>8</text:p>
          </table:table-cell>
          <table:table-cell table:formula="of:=MID([.P6];[.S$1];1)" office:value-type="string" office:string-value="9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O6]*10+[.AD6]" office:value-type="float" office:value="170" calcext:value-type="float">
            <text:p>170</text:p>
          </table:table-cell>
          <table:table-cell table:formula="of:=OFFSET([.Q6];0;[.T6])" office:value-type="string" office:string-value="8" calcext:value-type="string">
            <text:p>8</text:p>
          </table:table-cell>
          <table:table-cell table:formula="of:=OFFSET([.Q6];0;[.U6])" office:value-type="string" office:string-value="9" calcext:value-type="string">
            <text:p>9</text:p>
          </table:table-cell>
          <table:table-cell table:formula="of:=OFFSET([.Q6];0;[.V6])" office:value-type="string" office:string-value="2" calcext:value-type="string">
            <text:p>2</text:p>
          </table:table-cell>
          <table:table-cell table:formula="of:=AND([.Q6]&lt;&gt;[.X6];[.R6]&lt;&gt;[.Y6];[.S6]&lt;&gt;[.Z6])" office:value-type="float" office:value="1" calcext:value-type="float">
            <text:p>1</text:p>
          </table:table-cell>
          <table:table-cell table:formula="of:=VALUE(COM.MICROSOFT.CONCAT([.X6:.Z6]))" office:value-type="float" office:value="892" calcext:value-type="float">
            <text:p>892</text:p>
          </table:table-cell>
          <table:table-cell table:formula="of:=ISNA(MATCH([.AB6];[.$P$2:.$P$45];0))" office:value-type="float" office:value="1" calcext:value-type="float">
            <text:p>1</text:p>
          </table:table-cell>
          <table:table-cell table:formula="of:=IF([.O5]=[.O6];[.AD5]+1;0)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986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C7]+1)*[.C7]/2" office:value-type="float" office:value="21" calcext:value-type="float">
            <text:p>2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7]*[.F7]" office:value-type="float" office:value="81" calcext:value-type="float">
            <text:p>81</text:p>
          </table:table-cell>
          <table:table-cell table:formula="of:=MID([.G7];[.H$1];1)" office:value-type="string" office:string-value="8" calcext:value-type="string">
            <text:p>8</text:p>
          </table:table-cell>
          <table:table-cell table:formula="of:=MID([.G7];[.I$1];1)" office:value-type="string" office:string-value="1" calcext:value-type="string">
            <text:p>1</text:p>
          </table:table-cell>
          <table:table-cell table:formula="of:=[.F7]" office:value-type="float" office:value="9" calcext:value-type="float">
            <text:p>9</text:p>
          </table:table-cell>
          <table:table-cell table:formula="of:=[.I7]" office:value-type="string" office:string-value="1" calcext:value-type="string">
            <text:p>1</text:p>
          </table:table-cell>
          <table:table-cell table:formula="of:=[.H7]" office:value-type="string" office:string-value="8" calcext:value-type="string">
            <text:p>8</text:p>
          </table:table-cell>
          <table:table-cell table:formula="of:=[.K7]" office:value-type="string" office:string-value="1" calcext:value-type="string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O7]*[.O7]" office:value-type="float" office:value="289" calcext:value-type="float">
            <text:p>289</text:p>
          </table:table-cell>
          <table:table-cell table:formula="of:=MID([.P7];[.Q$1];1)" office:value-type="string" office:string-value="2" calcext:value-type="string">
            <text:p>2</text:p>
          </table:table-cell>
          <table:table-cell table:formula="of:=MID([.P7];[.R$1];1)" office:value-type="string" office:string-value="8" calcext:value-type="string">
            <text:p>8</text:p>
          </table:table-cell>
          <table:table-cell table:formula="of:=MID([.P7];[.S$1]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7]*10+[.AD7]" office:value-type="float" office:value="171" calcext:value-type="float">
            <text:p>171</text:p>
          </table:table-cell>
          <table:table-cell table:formula="of:=OFFSET([.Q7];0;[.T7])" office:value-type="string" office:string-value="9" calcext:value-type="string">
            <text:p>9</text:p>
          </table:table-cell>
          <table:table-cell table:formula="of:=OFFSET([.Q7];0;[.U7])" office:value-type="string" office:string-value="2" calcext:value-type="string">
            <text:p>2</text:p>
          </table:table-cell>
          <table:table-cell table:formula="of:=OFFSET([.Q7];0;[.V7])" office:value-type="string" office:string-value="8" calcext:value-type="string">
            <text:p>8</text:p>
          </table:table-cell>
          <table:table-cell table:formula="of:=AND([.Q7]&lt;&gt;[.X7];[.R7]&lt;&gt;[.Y7];[.S7]&lt;&gt;[.Z7])" office:value-type="float" office:value="1" calcext:value-type="float">
            <text:p>1</text:p>
          </table:table-cell>
          <table:table-cell table:formula="of:=VALUE(COM.MICROSOFT.CONCAT([.X7:.Z7]))" office:value-type="float" office:value="928" calcext:value-type="float">
            <text:p>928</text:p>
          </table:table-cell>
          <table:table-cell table:formula="of:=ISNA(MATCH([.AB7];[.$P$2:.$P$45];0))" office:value-type="float" office:value="1" calcext:value-type="float">
            <text:p>1</text:p>
          </table:table-cell>
          <table:table-cell table:formula="of:=IF([.O6]=[.O7];[.AD6]+1;0)"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table:number-columns-repeated="986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C8]+1)*[.C8]/2" office:value-type="float" office:value="28" calcext:value-type="float">
            <text:p>28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formula="of:=[.O8]*[.O8]" office:value-type="float" office:value="324" calcext:value-type="float">
            <text:p>324</text:p>
          </table:table-cell>
          <table:table-cell table:formula="of:=MID([.P8];[.Q$1];1)" office:value-type="string" office:string-value="3" calcext:value-type="string">
            <text:p>3</text:p>
          </table:table-cell>
          <table:table-cell table:formula="of:=MID([.P8];[.R$1];1)" office:value-type="string" office:string-value="2" calcext:value-type="string">
            <text:p>2</text:p>
          </table:table-cell>
          <table:table-cell table:formula="of:=MID([.P8];[.S$1];1)" office:value-type="string" office:string-value="4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O8]*10+[.AD8]" office:value-type="float" office:value="180" calcext:value-type="float">
            <text:p>180</text:p>
          </table:table-cell>
          <table:table-cell table:formula="of:=OFFSET([.Q8];0;[.T8])" office:value-type="string" office:string-value="2" calcext:value-type="string">
            <text:p>2</text:p>
          </table:table-cell>
          <table:table-cell table:formula="of:=OFFSET([.Q8];0;[.U8])" office:value-type="string" office:string-value="4" calcext:value-type="string">
            <text:p>4</text:p>
          </table:table-cell>
          <table:table-cell table:formula="of:=OFFSET([.Q8];0;[.V8])" office:value-type="string" office:string-value="3" calcext:value-type="string">
            <text:p>3</text:p>
          </table:table-cell>
          <table:table-cell table:formula="of:=AND([.Q8]&lt;&gt;[.X8];[.R8]&lt;&gt;[.Y8];[.S8]&lt;&gt;[.Z8])" office:value-type="float" office:value="1" calcext:value-type="float">
            <text:p>1</text:p>
          </table:table-cell>
          <table:table-cell table:formula="of:=VALUE(COM.MICROSOFT.CONCAT([.X8:.Z8]))" office:value-type="float" office:value="243" calcext:value-type="float">
            <text:p>243</text:p>
          </table:table-cell>
          <table:table-cell table:formula="of:=ISNA(MATCH([.AB8];[.$P$2:.$P$45];0))" office:value-type="float" office:value="1" calcext:value-type="float">
            <text:p>1</text:p>
          </table:table-cell>
          <table:table-cell table:formula="of:=IF([.O7]=[.O8];[.AD7]+1;0)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986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C9]+1)*[.C9]/2" office:value-type="float" office:value="36" calcext:value-type="float">
            <text:p>36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formula="of:=[.O9]*[.O9]" office:value-type="float" office:value="324" calcext:value-type="float">
            <text:p>324</text:p>
          </table:table-cell>
          <table:table-cell table:formula="of:=MID([.P9];[.Q$1];1)" office:value-type="string" office:string-value="3" calcext:value-type="string">
            <text:p>3</text:p>
          </table:table-cell>
          <table:table-cell table:formula="of:=MID([.P9];[.R$1];1)" office:value-type="string" office:string-value="2" calcext:value-type="string">
            <text:p>2</text:p>
          </table:table-cell>
          <table:table-cell table:formula="of:=MID([.P9];[.S$1];1)" office:value-type="string" office:string-value="4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9]*10+[.AD9]" office:value-type="float" office:value="181" calcext:value-type="float">
            <text:p>181</text:p>
          </table:table-cell>
          <table:table-cell table:formula="of:=OFFSET([.Q9];0;[.T9])" office:value-type="string" office:string-value="4" calcext:value-type="string">
            <text:p>4</text:p>
          </table:table-cell>
          <table:table-cell table:formula="of:=OFFSET([.Q9];0;[.U9])" office:value-type="string" office:string-value="3" calcext:value-type="string">
            <text:p>3</text:p>
          </table:table-cell>
          <table:table-cell table:formula="of:=OFFSET([.Q9];0;[.V9])" office:value-type="string" office:string-value="2" calcext:value-type="string">
            <text:p>2</text:p>
          </table:table-cell>
          <table:table-cell table:formula="of:=AND([.Q9]&lt;&gt;[.X9];[.R9]&lt;&gt;[.Y9];[.S9]&lt;&gt;[.Z9])" office:value-type="float" office:value="1" calcext:value-type="float">
            <text:p>1</text:p>
          </table:table-cell>
          <table:table-cell table:formula="of:=VALUE(COM.MICROSOFT.CONCAT([.X9:.Z9]))" office:value-type="float" office:value="432" calcext:value-type="float">
            <text:p>432</text:p>
          </table:table-cell>
          <table:table-cell table:formula="of:=ISNA(MATCH([.AB9];[.$P$2:.$P$45];0))" office:value-type="float" office:value="1" calcext:value-type="float">
            <text:p>1</text:p>
          </table:table-cell>
          <table:table-cell table:formula="of:=IF([.O8]=[.O9];[.AD8]+1;0)"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table:number-columns-repeated="986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C10]+1)*[.C10]/2" office:value-type="float" office:value="45" calcext:value-type="float">
            <text:p>45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formula="of:=[.O10]*[.O10]" office:value-type="float" office:value="361" calcext:value-type="float">
            <text:p>361</text:p>
          </table:table-cell>
          <table:table-cell table:formula="of:=MID([.P10];[.Q$1];1)" office:value-type="string" office:string-value="3" calcext:value-type="string">
            <text:p>3</text:p>
          </table:table-cell>
          <table:table-cell table:formula="of:=MID([.P10];[.R$1];1)" office:value-type="string" office:string-value="6" calcext:value-type="string">
            <text:p>6</text:p>
          </table:table-cell>
          <table:table-cell table:formula="of:=MID([.P10];[.S$1];1)" office:value-type="string" office:string-value="1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O10]*10+[.AD10]" office:value-type="float" office:value="190" calcext:value-type="float">
            <text:p>190</text:p>
          </table:table-cell>
          <table:table-cell table:formula="of:=OFFSET([.Q10];0;[.T10])" office:value-type="string" office:string-value="6" calcext:value-type="string">
            <text:p>6</text:p>
          </table:table-cell>
          <table:table-cell table:formula="of:=OFFSET([.Q10];0;[.U10])" office:value-type="string" office:string-value="1" calcext:value-type="string">
            <text:p>1</text:p>
          </table:table-cell>
          <table:table-cell table:formula="of:=OFFSET([.Q10];0;[.V10])" office:value-type="string" office:string-value="3" calcext:value-type="string">
            <text:p>3</text:p>
          </table:table-cell>
          <table:table-cell table:formula="of:=AND([.Q10]&lt;&gt;[.X10];[.R10]&lt;&gt;[.Y10];[.S10]&lt;&gt;[.Z10])" office:value-type="float" office:value="1" calcext:value-type="float">
            <text:p>1</text:p>
          </table:table-cell>
          <table:table-cell table:formula="of:=VALUE(COM.MICROSOFT.CONCAT([.X10:.Z10]))" office:value-type="float" office:value="613" calcext:value-type="float">
            <text:p>613</text:p>
          </table:table-cell>
          <table:table-cell table:formula="of:=ISNA(MATCH([.AB10];[.$P$2:.$P$45];0))" office:value-type="float" office:value="1" calcext:value-type="float">
            <text:p>1</text:p>
          </table:table-cell>
          <table:table-cell table:formula="of:=IF([.O9]=[.O10];[.AD9]+1;0)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986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C11]+1)*[.C11]/2" office:value-type="float" office:value="55" calcext:value-type="float">
            <text:p>55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formula="of:=[.O11]*[.O11]" office:value-type="float" office:value="361" calcext:value-type="float">
            <text:p>361</text:p>
          </table:table-cell>
          <table:table-cell table:formula="of:=MID([.P11];[.Q$1];1)" office:value-type="string" office:string-value="3" calcext:value-type="string">
            <text:p>3</text:p>
          </table:table-cell>
          <table:table-cell table:formula="of:=MID([.P11];[.R$1];1)" office:value-type="string" office:string-value="6" calcext:value-type="string">
            <text:p>6</text:p>
          </table:table-cell>
          <table:table-cell table:formula="of:=MID([.P11];[.S$1];1)" office:value-type="string" office:string-value="1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11]*10+[.AD11]" office:value-type="float" office:value="191" calcext:value-type="float">
            <text:p>191</text:p>
          </table:table-cell>
          <table:table-cell table:formula="of:=OFFSET([.Q11];0;[.T11])" office:value-type="string" office:string-value="1" calcext:value-type="string">
            <text:p>1</text:p>
          </table:table-cell>
          <table:table-cell table:formula="of:=OFFSET([.Q11];0;[.U11])" office:value-type="string" office:string-value="3" calcext:value-type="string">
            <text:p>3</text:p>
          </table:table-cell>
          <table:table-cell table:formula="of:=OFFSET([.Q11];0;[.V11])" office:value-type="string" office:string-value="6" calcext:value-type="string">
            <text:p>6</text:p>
          </table:table-cell>
          <table:table-cell table:formula="of:=AND([.Q11]&lt;&gt;[.X11];[.R11]&lt;&gt;[.Y11];[.S11]&lt;&gt;[.Z11])" office:value-type="float" office:value="1" calcext:value-type="float">
            <text:p>1</text:p>
          </table:table-cell>
          <table:table-cell table:formula="of:=VALUE(COM.MICROSOFT.CONCAT([.X11:.Z11]))" office:value-type="float" office:value="136" calcext:value-type="float">
            <text:p>136</text:p>
          </table:table-cell>
          <table:table-cell table:formula="of:=ISNA(MATCH([.AB11];[.$P$2:.$P$45];0))" office:value-type="float" office:value="1" calcext:value-type="float">
            <text:p>1</text:p>
          </table:table-cell>
          <table:table-cell table:formula="of:=IF([.O10]=[.O11];[.AD10]+1;0)"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table:number-columns-repeated="986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[.C12]+1)*[.C12]/2" office:value-type="float" office:value="66" calcext:value-type="float">
            <text:p>66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formula="of:=[.O12]*[.O12]" office:value-type="float" office:value="529" calcext:value-type="float">
            <text:p>529</text:p>
          </table:table-cell>
          <table:table-cell table:formula="of:=MID([.P12];[.Q$1];1)" office:value-type="string" office:string-value="5" calcext:value-type="string">
            <text:p>5</text:p>
          </table:table-cell>
          <table:table-cell table:formula="of:=MID([.P12];[.R$1];1)" office:value-type="string" office:string-value="2" calcext:value-type="string">
            <text:p>2</text:p>
          </table:table-cell>
          <table:table-cell table:formula="of:=MID([.P12];[.S$1];1)" office:value-type="string" office:string-value="9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O12]*10+[.AD12]" office:value-type="float" office:value="230" calcext:value-type="float">
            <text:p>230</text:p>
          </table:table-cell>
          <table:table-cell table:formula="of:=OFFSET([.Q12];0;[.T12])" office:value-type="string" office:string-value="2" calcext:value-type="string">
            <text:p>2</text:p>
          </table:table-cell>
          <table:table-cell table:formula="of:=OFFSET([.Q12];0;[.U12])" office:value-type="string" office:string-value="9" calcext:value-type="string">
            <text:p>9</text:p>
          </table:table-cell>
          <table:table-cell table:formula="of:=OFFSET([.Q12];0;[.V12])" office:value-type="string" office:string-value="5" calcext:value-type="string">
            <text:p>5</text:p>
          </table:table-cell>
          <table:table-cell table:formula="of:=AND([.Q12]&lt;&gt;[.X12];[.R12]&lt;&gt;[.Y12];[.S12]&lt;&gt;[.Z12])" office:value-type="float" office:value="1" calcext:value-type="float">
            <text:p>1</text:p>
          </table:table-cell>
          <table:table-cell table:formula="of:=VALUE(COM.MICROSOFT.CONCAT([.X12:.Z12]))" office:value-type="float" office:value="295" calcext:value-type="float">
            <text:p>295</text:p>
          </table:table-cell>
          <table:table-cell table:formula="of:=ISNA(MATCH([.AB12];[.$P$2:.$P$45];0))" office:value-type="float" office:value="1" calcext:value-type="float">
            <text:p>1</text:p>
          </table:table-cell>
          <table:table-cell table:formula="of:=IF([.O11]=[.O12];[.AD11]+1;0)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986"/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C13]+1)*[.C13]/2" office:value-type="float" office:value="78" calcext:value-type="float">
            <text:p>78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formula="of:=[.O13]*[.O13]" office:value-type="float" office:value="529" calcext:value-type="float">
            <text:p>529</text:p>
          </table:table-cell>
          <table:table-cell table:formula="of:=MID([.P13];[.Q$1];1)" office:value-type="string" office:string-value="5" calcext:value-type="string">
            <text:p>5</text:p>
          </table:table-cell>
          <table:table-cell table:formula="of:=MID([.P13];[.R$1];1)" office:value-type="string" office:string-value="2" calcext:value-type="string">
            <text:p>2</text:p>
          </table:table-cell>
          <table:table-cell table:formula="of:=MID([.P13];[.S$1]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13]*10+[.AD13]" office:value-type="float" office:value="231" calcext:value-type="float">
            <text:p>231</text:p>
          </table:table-cell>
          <table:table-cell table:formula="of:=OFFSET([.Q13];0;[.T13])" office:value-type="string" office:string-value="9" calcext:value-type="string">
            <text:p>9</text:p>
          </table:table-cell>
          <table:table-cell table:formula="of:=OFFSET([.Q13];0;[.U13])" office:value-type="string" office:string-value="5" calcext:value-type="string">
            <text:p>5</text:p>
          </table:table-cell>
          <table:table-cell table:formula="of:=OFFSET([.Q13];0;[.V13])" office:value-type="string" office:string-value="2" calcext:value-type="string">
            <text:p>2</text:p>
          </table:table-cell>
          <table:table-cell table:formula="of:=AND([.Q13]&lt;&gt;[.X13];[.R13]&lt;&gt;[.Y13];[.S13]&lt;&gt;[.Z13])" office:value-type="float" office:value="1" calcext:value-type="float">
            <text:p>1</text:p>
          </table:table-cell>
          <table:table-cell table:formula="of:=VALUE(COM.MICROSOFT.CONCAT([.X13:.Z13]))" office:value-type="float" office:value="952" calcext:value-type="float">
            <text:p>952</text:p>
          </table:table-cell>
          <table:table-cell table:formula="of:=ISNA(MATCH([.AB13];[.$P$2:.$P$45];0))" office:value-type="float" office:value="1" calcext:value-type="float">
            <text:p>1</text:p>
          </table:table-cell>
          <table:table-cell table:formula="of:=IF([.O12]=[.O13];[.AD12]+1;0)"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table:number-columns-repeated="986"/>
        </table:table-row>
        <table:table-row table:style-name="ro1">
          <table:table-cell table:style-name="Default" office:value-type="float" office:value="59" calcext:value-type="float">
            <text:p>5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C14]+1)*[.C14]/2" office:value-type="float" office:value="91" calcext:value-type="float">
            <text:p>91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table:formula="of:=[.O14]*[.O14]" office:value-type="float" office:value="576" calcext:value-type="float">
            <text:p>576</text:p>
          </table:table-cell>
          <table:table-cell table:formula="of:=MID([.P14];[.Q$1];1)" office:value-type="string" office:string-value="5" calcext:value-type="string">
            <text:p>5</text:p>
          </table:table-cell>
          <table:table-cell table:formula="of:=MID([.P14];[.R$1];1)" office:value-type="string" office:string-value="7" calcext:value-type="string">
            <text:p>7</text:p>
          </table:table-cell>
          <table:table-cell table:formula="of:=MID([.P14];[.S$1];1)" office:value-type="string" office:string-value="6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O14]*10+[.AD14]" office:value-type="float" office:value="240" calcext:value-type="float">
            <text:p>240</text:p>
          </table:table-cell>
          <table:table-cell table:formula="of:=OFFSET([.Q14];0;[.T14])" office:value-type="string" office:string-value="7" calcext:value-type="string">
            <text:p>7</text:p>
          </table:table-cell>
          <table:table-cell table:formula="of:=OFFSET([.Q14];0;[.U14])" office:value-type="string" office:string-value="6" calcext:value-type="string">
            <text:p>6</text:p>
          </table:table-cell>
          <table:table-cell table:formula="of:=OFFSET([.Q14];0;[.V14])" office:value-type="string" office:string-value="5" calcext:value-type="string">
            <text:p>5</text:p>
          </table:table-cell>
          <table:table-cell table:formula="of:=AND([.Q14]&lt;&gt;[.X14];[.R14]&lt;&gt;[.Y14];[.S14]&lt;&gt;[.Z14])" office:value-type="float" office:value="1" calcext:value-type="float">
            <text:p>1</text:p>
          </table:table-cell>
          <table:table-cell table:formula="of:=VALUE(COM.MICROSOFT.CONCAT([.X14:.Z14]))" office:value-type="float" office:value="765" calcext:value-type="float">
            <text:p>765</text:p>
          </table:table-cell>
          <table:table-cell table:formula="of:=ISNA(MATCH([.AB14];[.$P$2:.$P$45];0))" office:value-type="float" office:value="1" calcext:value-type="float">
            <text:p>1</text:p>
          </table:table-cell>
          <table:table-cell table:formula="of:=IF([.O13]=[.O14];[.AD13]+1;0)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986"/>
        </table:table-row>
        <table:table-row table:style-name="ro1">
          <table:table-cell table:style-name="Default" office:value-type="float" office:value="61" calcext:value-type="float">
            <text:p>6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C15]+1)*[.C15]/2" office:value-type="float" office:value="105" calcext:value-type="float">
            <text:p>105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table:formula="of:=[.O15]*[.O15]" office:value-type="float" office:value="576" calcext:value-type="float">
            <text:p>576</text:p>
          </table:table-cell>
          <table:table-cell table:formula="of:=MID([.P15];[.Q$1];1)" office:value-type="string" office:string-value="5" calcext:value-type="string">
            <text:p>5</text:p>
          </table:table-cell>
          <table:table-cell table:formula="of:=MID([.P15];[.R$1];1)" office:value-type="string" office:string-value="7" calcext:value-type="string">
            <text:p>7</text:p>
          </table:table-cell>
          <table:table-cell table:formula="of:=MID([.P15];[.S$1];1)" office:value-type="string" office:string-value="6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15]*10+[.AD15]" office:value-type="float" office:value="241" calcext:value-type="float">
            <text:p>241</text:p>
          </table:table-cell>
          <table:table-cell table:formula="of:=OFFSET([.Q15];0;[.T15])" office:value-type="string" office:string-value="6" calcext:value-type="string">
            <text:p>6</text:p>
          </table:table-cell>
          <table:table-cell table:formula="of:=OFFSET([.Q15];0;[.U15])" office:value-type="string" office:string-value="5" calcext:value-type="string">
            <text:p>5</text:p>
          </table:table-cell>
          <table:table-cell table:formula="of:=OFFSET([.Q15];0;[.V15])" office:value-type="string" office:string-value="7" calcext:value-type="string">
            <text:p>7</text:p>
          </table:table-cell>
          <table:table-cell table:formula="of:=AND([.Q15]&lt;&gt;[.X15];[.R15]&lt;&gt;[.Y15];[.S15]&lt;&gt;[.Z15])" office:value-type="float" office:value="1" calcext:value-type="float">
            <text:p>1</text:p>
          </table:table-cell>
          <table:table-cell table:formula="of:=VALUE(COM.MICROSOFT.CONCAT([.X15:.Z15]))" office:value-type="float" office:value="657" calcext:value-type="float">
            <text:p>657</text:p>
          </table:table-cell>
          <table:table-cell table:formula="of:=ISNA(MATCH([.AB15];[.$P$2:.$P$45];0))" office:value-type="float" office:value="1" calcext:value-type="float">
            <text:p>1</text:p>
          </table:table-cell>
          <table:table-cell table:formula="of:=IF([.O14]=[.O15];[.AD14]+1;0)"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table:number-columns-repeated="986"/>
        </table:table-row>
        <table:table-row table:style-name="ro1">
          <table:table-cell table:style-name="Default" office:value-type="float" office:value="67" calcext:value-type="float">
            <text:p>6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C16]+1)*[.C16]/2" office:value-type="float" office:value="120" calcext:value-type="float">
            <text:p>120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table:formula="of:=[.O16]*[.O16]" office:value-type="float" office:value="625" calcext:value-type="float">
            <text:p>625</text:p>
          </table:table-cell>
          <table:table-cell table:formula="of:=MID([.P16];[.Q$1];1)" office:value-type="string" office:string-value="6" calcext:value-type="string">
            <text:p>6</text:p>
          </table:table-cell>
          <table:table-cell table:formula="of:=MID([.P16];[.R$1];1)" office:value-type="string" office:string-value="2" calcext:value-type="string">
            <text:p>2</text:p>
          </table:table-cell>
          <table:table-cell table:formula="of:=MID([.P16];[.S$1];1)" office:value-type="string" office:string-value="5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16]*10+[.AD16]" office:value-type="float" office:value="250" calcext:value-type="float">
            <text:p>250</text:p>
          </table:table-cell>
          <table:table-cell table:formula="of:=OFFSET([.Q16];0;[.T16])" office:value-type="string" office:string-value="5" calcext:value-type="string">
            <text:p>5</text:p>
          </table:table-cell>
          <table:table-cell table:formula="of:=OFFSET([.Q16];0;[.U16])" office:value-type="string" office:string-value="6" calcext:value-type="string">
            <text:p>6</text:p>
          </table:table-cell>
          <table:table-cell table:formula="of:=OFFSET([.Q16];0;[.V16])" office:value-type="string" office:string-value="2" calcext:value-type="string">
            <text:p>2</text:p>
          </table:table-cell>
          <table:table-cell table:formula="of:=AND([.Q16]&lt;&gt;[.X16];[.R16]&lt;&gt;[.Y16];[.S16]&lt;&gt;[.Z16])" office:value-type="float" office:value="1" calcext:value-type="float">
            <text:p>1</text:p>
          </table:table-cell>
          <table:table-cell table:formula="of:=VALUE(COM.MICROSOFT.CONCAT([.X16:.Z16]))" office:value-type="float" office:value="562" calcext:value-type="float">
            <text:p>562</text:p>
          </table:table-cell>
          <table:table-cell table:formula="of:=ISNA(MATCH([.AB16];[.$P$2:.$P$45];0))" office:value-type="float" office:value="1" calcext:value-type="float">
            <text:p>1</text:p>
          </table:table-cell>
          <table:table-cell table:formula="of:=IF([.O15]=[.O16];[.AD15]+1;0)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986"/>
        </table:table-row>
        <table:table-row table:style-name="ro1">
          <table:table-cell table:style-name="Default" office:value-type="float" office:value="71" calcext:value-type="float">
            <text:p>7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C17]+1)*[.C17]/2" office:value-type="float" office:value="136" calcext:value-type="float">
            <text:p>136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table:formula="of:=[.O17]*[.O17]" office:value-type="float" office:value="729" calcext:value-type="float">
            <text:p>729</text:p>
          </table:table-cell>
          <table:table-cell table:formula="of:=MID([.P17];[.Q$1];1)" office:value-type="string" office:string-value="7" calcext:value-type="string">
            <text:p>7</text:p>
          </table:table-cell>
          <table:table-cell table:formula="of:=MID([.P17];[.R$1];1)" office:value-type="string" office:string-value="2" calcext:value-type="string">
            <text:p>2</text:p>
          </table:table-cell>
          <table:table-cell table:formula="of:=MID([.P17];[.S$1];1)" office:value-type="string" office:string-value="9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O17]*10+[.AD17]" office:value-type="float" office:value="270" calcext:value-type="float">
            <text:p>270</text:p>
          </table:table-cell>
          <table:table-cell table:formula="of:=OFFSET([.Q17];0;[.T17])" office:value-type="string" office:string-value="2" calcext:value-type="string">
            <text:p>2</text:p>
          </table:table-cell>
          <table:table-cell table:formula="of:=OFFSET([.Q17];0;[.U17])" office:value-type="string" office:string-value="9" calcext:value-type="string">
            <text:p>9</text:p>
          </table:table-cell>
          <table:table-cell table:formula="of:=OFFSET([.Q17];0;[.V17])" office:value-type="string" office:string-value="7" calcext:value-type="string">
            <text:p>7</text:p>
          </table:table-cell>
          <table:table-cell table:formula="of:=AND([.Q17]&lt;&gt;[.X17];[.R17]&lt;&gt;[.Y17];[.S17]&lt;&gt;[.Z17])" office:value-type="float" office:value="1" calcext:value-type="float">
            <text:p>1</text:p>
          </table:table-cell>
          <table:table-cell table:formula="of:=VALUE(COM.MICROSOFT.CONCAT([.X17:.Z17]))" office:value-type="float" office:value="297" calcext:value-type="float">
            <text:p>297</text:p>
          </table:table-cell>
          <table:table-cell table:formula="of:=ISNA(MATCH([.AB17];[.$P$2:.$P$45];0))" office:value-type="float" office:value="1" calcext:value-type="float">
            <text:p>1</text:p>
          </table:table-cell>
          <table:table-cell table:formula="of:=IF([.O16]=[.O17];[.AD16]+1;0)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986"/>
        </table:table-row>
        <table:table-row table:style-name="ro1">
          <table:table-cell table:style-name="Default" office:value-type="float" office:value="73" calcext:value-type="float">
            <text:p>7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C18]+1)*[.C18]/2" office:value-type="float" office:value="153" calcext:value-type="float">
            <text:p>153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table:formula="of:=[.O18]*[.O18]" office:value-type="float" office:value="729" calcext:value-type="float">
            <text:p>729</text:p>
          </table:table-cell>
          <table:table-cell table:formula="of:=MID([.P18];[.Q$1];1)" office:value-type="string" office:string-value="7" calcext:value-type="string">
            <text:p>7</text:p>
          </table:table-cell>
          <table:table-cell table:formula="of:=MID([.P18];[.R$1];1)" office:value-type="string" office:string-value="2" calcext:value-type="string">
            <text:p>2</text:p>
          </table:table-cell>
          <table:table-cell table:formula="of:=MID([.P18];[.S$1]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18]*10+[.AD18]" office:value-type="float" office:value="271" calcext:value-type="float">
            <text:p>271</text:p>
          </table:table-cell>
          <table:table-cell table:formula="of:=OFFSET([.Q18];0;[.T18])" office:value-type="string" office:string-value="9" calcext:value-type="string">
            <text:p>9</text:p>
          </table:table-cell>
          <table:table-cell table:formula="of:=OFFSET([.Q18];0;[.U18])" office:value-type="string" office:string-value="7" calcext:value-type="string">
            <text:p>7</text:p>
          </table:table-cell>
          <table:table-cell table:formula="of:=OFFSET([.Q18];0;[.V18])" office:value-type="string" office:string-value="2" calcext:value-type="string">
            <text:p>2</text:p>
          </table:table-cell>
          <table:table-cell table:formula="of:=AND([.Q18]&lt;&gt;[.X18];[.R18]&lt;&gt;[.Y18];[.S18]&lt;&gt;[.Z18])" office:value-type="float" office:value="1" calcext:value-type="float">
            <text:p>1</text:p>
          </table:table-cell>
          <table:table-cell table:formula="of:=VALUE(COM.MICROSOFT.CONCAT([.X18:.Z18]))" office:value-type="float" office:value="972" calcext:value-type="float">
            <text:p>972</text:p>
          </table:table-cell>
          <table:table-cell table:formula="of:=ISNA(MATCH([.AB18];[.$P$2:.$P$45];0))" office:value-type="float" office:value="1" calcext:value-type="float">
            <text:p>1</text:p>
          </table:table-cell>
          <table:table-cell table:formula="of:=IF([.O17]=[.O18];[.AD17]+1;0)"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table:number-columns-repeated="986"/>
        </table:table-row>
        <table:table-row table:style-name="ro1">
          <table:table-cell table:style-name="Default" office:value-type="float" office:value="79" calcext:value-type="float">
            <text:p>79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C19]+1)*[.C19]/2" office:value-type="float" office:value="171" calcext:value-type="float">
            <text:p>171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table:formula="of:=[.O19]*[.O19]" office:value-type="float" office:value="784" calcext:value-type="float">
            <text:p>784</text:p>
          </table:table-cell>
          <table:table-cell table:formula="of:=MID([.P19];[.Q$1];1)" office:value-type="string" office:string-value="7" calcext:value-type="string">
            <text:p>7</text:p>
          </table:table-cell>
          <table:table-cell table:formula="of:=MID([.P19];[.R$1];1)" office:value-type="string" office:string-value="8" calcext:value-type="string">
            <text:p>8</text:p>
          </table:table-cell>
          <table:table-cell table:formula="of:=MID([.P19];[.S$1];1)" office:value-type="string" office:string-value="4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O19]*10+[.AD19]" office:value-type="float" office:value="280" calcext:value-type="float">
            <text:p>280</text:p>
          </table:table-cell>
          <table:table-cell table:formula="of:=OFFSET([.Q19];0;[.T19])" office:value-type="string" office:string-value="8" calcext:value-type="string">
            <text:p>8</text:p>
          </table:table-cell>
          <table:table-cell table:formula="of:=OFFSET([.Q19];0;[.U19])" office:value-type="string" office:string-value="4" calcext:value-type="string">
            <text:p>4</text:p>
          </table:table-cell>
          <table:table-cell table:formula="of:=OFFSET([.Q19];0;[.V19])" office:value-type="string" office:string-value="7" calcext:value-type="string">
            <text:p>7</text:p>
          </table:table-cell>
          <table:table-cell table:formula="of:=AND([.Q19]&lt;&gt;[.X19];[.R19]&lt;&gt;[.Y19];[.S19]&lt;&gt;[.Z19])" office:value-type="float" office:value="1" calcext:value-type="float">
            <text:p>1</text:p>
          </table:table-cell>
          <table:table-cell table:formula="of:=VALUE(COM.MICROSOFT.CONCAT([.X19:.Z19]))" office:value-type="float" office:value="847" calcext:value-type="float">
            <text:p>847</text:p>
          </table:table-cell>
          <table:table-cell table:formula="of:=ISNA(MATCH([.AB19];[.$P$2:.$P$45];0))" office:value-type="float" office:value="1" calcext:value-type="float">
            <text:p>1</text:p>
          </table:table-cell>
          <table:table-cell table:formula="of:=IF([.O18]=[.O19];[.AD18]+1;0)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986"/>
        </table:table-row>
        <table:table-row table:style-name="ro1"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([.C20]+1)*[.C20]/2" office:value-type="float" office:value="190" calcext:value-type="float">
            <text:p>190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table:formula="of:=[.O20]*[.O20]" office:value-type="float" office:value="784" calcext:value-type="float">
            <text:p>784</text:p>
          </table:table-cell>
          <table:table-cell table:formula="of:=MID([.P20];[.Q$1];1)" office:value-type="string" office:string-value="7" calcext:value-type="string">
            <text:p>7</text:p>
          </table:table-cell>
          <table:table-cell table:formula="of:=MID([.P20];[.R$1];1)" office:value-type="string" office:string-value="8" calcext:value-type="string">
            <text:p>8</text:p>
          </table:table-cell>
          <table:table-cell table:formula="of:=MID([.P20];[.S$1];1)" office:value-type="string" office:string-value="4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20]*10+[.AD20]" office:value-type="float" office:value="281" calcext:value-type="float">
            <text:p>281</text:p>
          </table:table-cell>
          <table:table-cell table:formula="of:=OFFSET([.Q20];0;[.T20])" office:value-type="string" office:string-value="4" calcext:value-type="string">
            <text:p>4</text:p>
          </table:table-cell>
          <table:table-cell table:formula="of:=OFFSET([.Q20];0;[.U20])" office:value-type="string" office:string-value="7" calcext:value-type="string">
            <text:p>7</text:p>
          </table:table-cell>
          <table:table-cell table:formula="of:=OFFSET([.Q20];0;[.V20])" office:value-type="string" office:string-value="8" calcext:value-type="string">
            <text:p>8</text:p>
          </table:table-cell>
          <table:table-cell table:formula="of:=AND([.Q20]&lt;&gt;[.X20];[.R20]&lt;&gt;[.Y20];[.S20]&lt;&gt;[.Z20])" office:value-type="float" office:value="1" calcext:value-type="float">
            <text:p>1</text:p>
          </table:table-cell>
          <table:table-cell table:formula="of:=VALUE(COM.MICROSOFT.CONCAT([.X20:.Z20]))" office:value-type="float" office:value="478" calcext:value-type="float">
            <text:p>478</text:p>
          </table:table-cell>
          <table:table-cell table:formula="of:=ISNA(MATCH([.AB20];[.$P$2:.$P$45];0))" office:value-type="float" office:value="1" calcext:value-type="float">
            <text:p>1</text:p>
          </table:table-cell>
          <table:table-cell table:formula="of:=IF([.O19]=[.O20];[.AD19]+1;0)"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table:number-columns-repeated="986"/>
        </table:table-row>
        <table:table-row table:style-name="ro1">
          <table:table-cell table:style-name="Default" office:value-type="float" office:value="89" calcext:value-type="float">
            <text:p>8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C21]+1)*[.C21]/2" office:value-type="float" office:value="210" calcext:value-type="float">
            <text:p>210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table:formula="of:=[.O21]*[.O21]" office:value-type="float" office:value="841" calcext:value-type="float">
            <text:p>841</text:p>
          </table:table-cell>
          <table:table-cell table:formula="of:=MID([.P21];[.Q$1];1)" office:value-type="string" office:string-value="8" calcext:value-type="string">
            <text:p>8</text:p>
          </table:table-cell>
          <table:table-cell table:formula="of:=MID([.P21];[.R$1];1)" office:value-type="string" office:string-value="4" calcext:value-type="string">
            <text:p>4</text:p>
          </table:table-cell>
          <table:table-cell table:formula="of:=MID([.P21];[.S$1];1)" office:value-type="string" office:string-value="1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O21]*10+[.AD21]" office:value-type="float" office:value="290" calcext:value-type="float">
            <text:p>290</text:p>
          </table:table-cell>
          <table:table-cell table:formula="of:=OFFSET([.Q21];0;[.T21])" office:value-type="string" office:string-value="4" calcext:value-type="string">
            <text:p>4</text:p>
          </table:table-cell>
          <table:table-cell table:formula="of:=OFFSET([.Q21];0;[.U21])" office:value-type="string" office:string-value="1" calcext:value-type="string">
            <text:p>1</text:p>
          </table:table-cell>
          <table:table-cell table:formula="of:=OFFSET([.Q21];0;[.V21])" office:value-type="string" office:string-value="8" calcext:value-type="string">
            <text:p>8</text:p>
          </table:table-cell>
          <table:table-cell table:formula="of:=AND([.Q21]&lt;&gt;[.X21];[.R21]&lt;&gt;[.Y21];[.S21]&lt;&gt;[.Z21])" office:value-type="float" office:value="1" calcext:value-type="float">
            <text:p>1</text:p>
          </table:table-cell>
          <table:table-cell table:formula="of:=VALUE(COM.MICROSOFT.CONCAT([.X21:.Z21]))" office:value-type="float" office:value="418" calcext:value-type="float">
            <text:p>418</text:p>
          </table:table-cell>
          <table:table-cell table:formula="of:=ISNA(MATCH([.AB21];[.$P$2:.$P$45];0))" office:value-type="float" office:value="1" calcext:value-type="float">
            <text:p>1</text:p>
          </table:table-cell>
          <table:table-cell table:formula="of:=IF([.O20]=[.O21];[.AD20]+1;0)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986"/>
        </table:table-row>
        <table:table-row table:style-name="ro1">
          <table:table-cell table:style-name="Default" office:value-type="float" office:value="97" calcext:value-type="float">
            <text:p>97</text:p>
          </table:table-cell>
          <table:table-cell table:number-columns-repeated="13"/>
          <table:table-cell office:value-type="float" office:value="29" calcext:value-type="float">
            <text:p>29</text:p>
          </table:table-cell>
          <table:table-cell table:formula="of:=[.O22]*[.O22]" office:value-type="float" office:value="841" calcext:value-type="float">
            <text:p>841</text:p>
          </table:table-cell>
          <table:table-cell table:formula="of:=MID([.P22];[.Q$1];1)" office:value-type="string" office:string-value="8" calcext:value-type="string">
            <text:p>8</text:p>
          </table:table-cell>
          <table:table-cell table:formula="of:=MID([.P22];[.R$1];1)" office:value-type="string" office:string-value="4" calcext:value-type="string">
            <text:p>4</text:p>
          </table:table-cell>
          <table:table-cell table:formula="of:=MID([.P22];[.S$1];1)" office:value-type="string" office:string-value="1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22]*10+[.AD22]" office:value-type="float" office:value="291" calcext:value-type="float">
            <text:p>291</text:p>
          </table:table-cell>
          <table:table-cell table:formula="of:=OFFSET([.Q22];0;[.T22])" office:value-type="string" office:string-value="1" calcext:value-type="string">
            <text:p>1</text:p>
          </table:table-cell>
          <table:table-cell table:formula="of:=OFFSET([.Q22];0;[.U22])" office:value-type="string" office:string-value="8" calcext:value-type="string">
            <text:p>8</text:p>
          </table:table-cell>
          <table:table-cell table:formula="of:=OFFSET([.Q22];0;[.V22])" office:value-type="string" office:string-value="4" calcext:value-type="string">
            <text:p>4</text:p>
          </table:table-cell>
          <table:table-cell table:formula="of:=AND([.Q22]&lt;&gt;[.X22];[.R22]&lt;&gt;[.Y22];[.S22]&lt;&gt;[.Z22])" office:value-type="float" office:value="1" calcext:value-type="float">
            <text:p>1</text:p>
          </table:table-cell>
          <table:table-cell table:formula="of:=VALUE(COM.MICROSOFT.CONCAT([.X22:.Z22]))" office:value-type="float" office:value="184" calcext:value-type="float">
            <text:p>184</text:p>
          </table:table-cell>
          <table:table-cell table:formula="of:=ISNA(MATCH([.AB22];[.$P$2:.$P$45];0))" office:value-type="float" office:value="1" calcext:value-type="float">
            <text:p>1</text:p>
          </table:table-cell>
          <table:table-cell table:formula="of:=IF([.O21]=[.O22];[.AD21]+1;0)"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table:number-columns-repeated="986"/>
        </table:table-row>
        <table:table-row table:style-name="ro1">
          <table:table-cell table:number-columns-repeated="14"/>
          <table:table-cell office:value-type="float" office:value="31" calcext:value-type="float">
            <text:p>31</text:p>
          </table:table-cell>
          <table:table-cell table:formula="of:=[.O23]*[.O23]" office:value-type="float" office:value="961" calcext:value-type="float">
            <text:p>961</text:p>
          </table:table-cell>
          <table:table-cell table:formula="of:=MID([.P23];[.Q$1];1)" office:value-type="string" office:string-value="9" calcext:value-type="string">
            <text:p>9</text:p>
          </table:table-cell>
          <table:table-cell table:formula="of:=MID([.P23];[.R$1];1)" office:value-type="string" office:string-value="6" calcext:value-type="string">
            <text:p>6</text:p>
          </table:table-cell>
          <table:table-cell table:formula="of:=MID([.P23];[.S$1];1)" office:value-type="string" office:string-value="1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O23]*10+[.AD23]" office:value-type="float" office:value="310" calcext:value-type="float">
            <text:p>310</text:p>
          </table:table-cell>
          <table:table-cell table:formula="of:=OFFSET([.Q23];0;[.T23])" office:value-type="string" office:string-value="6" calcext:value-type="string">
            <text:p>6</text:p>
          </table:table-cell>
          <table:table-cell table:formula="of:=OFFSET([.Q23];0;[.U23])" office:value-type="string" office:string-value="1" calcext:value-type="string">
            <text:p>1</text:p>
          </table:table-cell>
          <table:table-cell table:formula="of:=OFFSET([.Q23];0;[.V23])" office:value-type="string" office:string-value="9" calcext:value-type="string">
            <text:p>9</text:p>
          </table:table-cell>
          <table:table-cell table:formula="of:=AND([.Q23]&lt;&gt;[.X23];[.R23]&lt;&gt;[.Y23];[.S23]&lt;&gt;[.Z23])" office:value-type="float" office:value="1" calcext:value-type="float">
            <text:p>1</text:p>
          </table:table-cell>
          <table:table-cell table:formula="of:=VALUE(COM.MICROSOFT.CONCAT([.X23:.Z23]))" office:value-type="float" office:value="619" calcext:value-type="float">
            <text:p>619</text:p>
          </table:table-cell>
          <table:table-cell table:formula="of:=ISNA(MATCH([.AB23];[.$P$2:.$P$45];0))" office:value-type="float" office:value="1" calcext:value-type="float">
            <text:p>1</text:p>
          </table:table-cell>
          <table:table-cell table:formula="of:=IF([.O22]=[.O23];[.AD22]+1;0)" office:value-type="float" office:value="0" calcext:value-type="float">
            <text:p>0</text:p>
          </table:table-cell>
          <table:table-cell table:number-columns-repeated="7"/>
          <table:table-cell table:style-name="Default"/>
          <table:table-cell table:number-columns-repeated="986"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table:formula="of:=[.O24]*[.O24]" office:value-type="float" office:value="196" calcext:value-type="float">
            <text:p>196</text:p>
          </table:table-cell>
          <table:table-cell table:formula="of:=MID([.P24];[.Q$1];1)" office:value-type="string" office:string-value="1" calcext:value-type="string">
            <text:p>1</text:p>
          </table:table-cell>
          <table:table-cell table:formula="of:=MID([.P24];[.R$1];1)" office:value-type="string" office:string-value="9" calcext:value-type="string">
            <text:p>9</text:p>
          </table:table-cell>
          <table:table-cell table:formula="of:=MID([.P24];[.S$1];1)" office:value-type="string" office:string-value="6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OFFSET([.Q24];0;[.T24])" office:value-type="string" office:string-value="9" calcext:value-type="string">
            <text:p>9</text:p>
          </table:table-cell>
          <table:table-cell table:formula="of:=OFFSET([.Q24];0;[.U24])" office:value-type="string" office:string-value="6" calcext:value-type="string">
            <text:p>6</text:p>
          </table:table-cell>
          <table:table-cell table:formula="of:=OFFSET([.Q24];0;[.V24])" office:value-type="string" office:string-value="1" calcext:value-type="string">
            <text:p>1</text:p>
          </table:table-cell>
          <table:table-cell table:formula="of:=AND([.Q24]&lt;&gt;[.X24];[.R24]&lt;&gt;[.Y24];[.S24]&lt;&gt;[.Z24])" office:value-type="float" office:value="1" calcext:value-type="float">
            <text:p>1</text:p>
          </table:table-cell>
          <table:table-cell table:formula="of:=VALUE(COM.MICROSOFT.CONCAT([.X24:.Z24]))" office:value-type="float" office:value="961" calcext:value-type="float">
            <text:p>961</text:p>
          </table:table-cell>
          <table:table-cell table:formula="of:=ISNA(MATCH([.AB24];[.$P$2:.$P$45];0)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86"/>
        </table:table-row>
        <table:table-row table:style-name="ro1">
          <table:table-cell table:number-columns-repeated="14"/>
          <table:table-cell office:value-type="float" office:value="25" calcext:value-type="float">
            <text:p>25</text:p>
          </table:table-cell>
          <table:table-cell table:formula="of:=[.O25]*[.O25]" office:value-type="float" office:value="625" calcext:value-type="float">
            <text:p>625</text:p>
          </table:table-cell>
          <table:table-cell table:formula="of:=MID([.P25];[.Q$1];1)" office:value-type="string" office:string-value="6" calcext:value-type="string">
            <text:p>6</text:p>
          </table:table-cell>
          <table:table-cell table:formula="of:=MID([.P25];[.R$1];1)" office:value-type="string" office:string-value="2" calcext:value-type="string">
            <text:p>2</text:p>
          </table:table-cell>
          <table:table-cell table:formula="of:=MID([.P25];[.S$1];1)" office:value-type="string" office:string-value="5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OFFSET([.Q25];0;[.T25])" office:value-type="string" office:string-value="2" calcext:value-type="string">
            <text:p>2</text:p>
          </table:table-cell>
          <table:table-cell table:formula="of:=OFFSET([.Q25];0;[.U25])" office:value-type="string" office:string-value="5" calcext:value-type="string">
            <text:p>5</text:p>
          </table:table-cell>
          <table:table-cell table:formula="of:=OFFSET([.Q25];0;[.V25])" office:value-type="string" office:string-value="6" calcext:value-type="string">
            <text:p>6</text:p>
          </table:table-cell>
          <table:table-cell table:formula="of:=AND([.Q25]&lt;&gt;[.X25];[.R25]&lt;&gt;[.Y25];[.S25]&lt;&gt;[.Z25])" office:value-type="float" office:value="1" calcext:value-type="float">
            <text:p>1</text:p>
          </table:table-cell>
          <table:table-cell table:formula="of:=VALUE(COM.MICROSOFT.CONCAT([.X25:.Z25]))" office:value-type="float" office:value="256" calcext:value-type="float">
            <text:p>256</text:p>
          </table:table-cell>
          <table:table-cell table:formula="of:=ISNA(MATCH([.AB25];[.$P$2:.$P$45];0)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86"/>
        </table:table-row>
        <table:table-row table:style-name="ro1">
          <table:table-cell table:number-columns-repeated="14"/>
          <table:table-cell office:value-type="float" office:value="16" calcext:value-type="float">
            <text:p>16</text:p>
          </table:table-cell>
          <table:table-cell table:formula="of:=[.O26]*[.O26]" office:value-type="float" office:value="256" calcext:value-type="float">
            <text:p>256</text:p>
          </table:table-cell>
          <table:table-cell table:formula="of:=MID([.P26];[.Q$1];1)" office:value-type="string" office:string-value="2" calcext:value-type="string">
            <text:p>2</text:p>
          </table:table-cell>
          <table:table-cell table:formula="of:=MID([.P26];[.R$1];1)" office:value-type="string" office:string-value="5" calcext:value-type="string">
            <text:p>5</text:p>
          </table:table-cell>
          <table:table-cell table:formula="of:=MID([.P26];[.S$1];1)" office:value-type="string" office:string-value="6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OFFSET([.Q26];0;[.T26])" office:value-type="string" office:string-value="6" calcext:value-type="string">
            <text:p>6</text:p>
          </table:table-cell>
          <table:table-cell table:formula="of:=OFFSET([.Q26];0;[.U26])" office:value-type="string" office:string-value="2" calcext:value-type="string">
            <text:p>2</text:p>
          </table:table-cell>
          <table:table-cell table:formula="of:=OFFSET([.Q26];0;[.V26])" office:value-type="string" office:string-value="5" calcext:value-type="string">
            <text:p>5</text:p>
          </table:table-cell>
          <table:table-cell table:formula="of:=AND([.Q26]&lt;&gt;[.X26];[.R26]&lt;&gt;[.Y26];[.S26]&lt;&gt;[.Z26])" office:value-type="float" office:value="1" calcext:value-type="float">
            <text:p>1</text:p>
          </table:table-cell>
          <table:table-cell table:formula="of:=VALUE(COM.MICROSOFT.CONCAT([.X26:.Z26]))" office:value-type="float" office:value="625" calcext:value-type="float">
            <text:p>625</text:p>
          </table:table-cell>
          <table:table-cell table:formula="of:=ISNA(MATCH([.AB26];[.$P$2:.$P$45];0)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86"/>
        </table:table-row>
        <table:table-row table:style-name="ro1">
          <table:table-cell table:number-columns-repeated="14"/>
          <table:table-cell office:value-type="float" office:value="31" calcext:value-type="float">
            <text:p>31</text:p>
          </table:table-cell>
          <table:table-cell table:formula="of:=[.O27]*[.O27]" office:value-type="float" office:value="961" calcext:value-type="float">
            <text:p>961</text:p>
          </table:table-cell>
          <table:table-cell table:formula="of:=MID([.P27];[.Q$1];1)" office:value-type="string" office:string-value="9" calcext:value-type="string">
            <text:p>9</text:p>
          </table:table-cell>
          <table:table-cell table:formula="of:=MID([.P27];[.R$1];1)" office:value-type="string" office:string-value="6" calcext:value-type="string">
            <text:p>6</text:p>
          </table:table-cell>
          <table:table-cell table:formula="of:=MID([.P27];[.S$1];1)" office:value-type="string" office:string-value="1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OFFSET([.Q27];0;[.T27])" office:value-type="string" office:string-value="1" calcext:value-type="string">
            <text:p>1</text:p>
          </table:table-cell>
          <table:table-cell table:formula="of:=OFFSET([.Q27];0;[.U27])" office:value-type="string" office:string-value="9" calcext:value-type="string">
            <text:p>9</text:p>
          </table:table-cell>
          <table:table-cell table:formula="of:=OFFSET([.Q27];0;[.V27])" office:value-type="string" office:string-value="6" calcext:value-type="string">
            <text:p>6</text:p>
          </table:table-cell>
          <table:table-cell table:formula="of:=AND([.Q27]&lt;&gt;[.X27];[.R27]&lt;&gt;[.Y27];[.S27]&lt;&gt;[.Z27])" office:value-type="float" office:value="1" calcext:value-type="float">
            <text:p>1</text:p>
          </table:table-cell>
          <table:table-cell table:formula="of:=VALUE(COM.MICROSOFT.CONCAT([.X27:.Z27]))" office:value-type="float" office:value="196" calcext:value-type="float">
            <text:p>196</text:p>
          </table:table-cell>
          <table:table-cell table:formula="of:=ISNA(MATCH([.AB27];[.$P$2:.$P$45];0)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986"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table:formula="of:=[.O28]*[.O28]" office:value-type="float" office:value="100" calcext:value-type="float">
            <text:p>100</text:p>
          </table:table-cell>
          <table:table-cell table:formula="of:=MID([.P28];[.Q$1];1)" office:value-type="string" office:string-value="1" calcext:value-type="string">
            <text:p>1</text:p>
          </table:table-cell>
          <table:table-cell table:formula="of:=MID([.P28];[.R$1];1)" office:value-type="string" office:string-value="0" calcext:value-type="string">
            <text:p>0</text:p>
          </table:table-cell>
          <table:table-cell table:formula="of:=MID([.P28];[.S$1];1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OFFSET([.Q28];0;[.T28])" office:value-type="string" office:string-value="0" calcext:value-type="string">
            <text:p>0</text:p>
          </table:table-cell>
          <table:table-cell table:formula="of:=OFFSET([.Q28];0;[.U28])" office:value-type="string" office:string-value="0" calcext:value-type="string">
            <text:p>0</text:p>
          </table:table-cell>
          <table:table-cell table:formula="of:=OFFSET([.Q28];0;[.V28])" office:value-type="string" office:string-value="1" calcext:value-type="string">
            <text:p>1</text:p>
          </table:table-cell>
          <table:table-cell table:formula="of:=AND([.Q28]&lt;&gt;[.X28];[.R28]&lt;&gt;[.Y28];[.S28]&lt;&gt;[.Z28])"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986"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table:formula="of:=[.O29]*[.O29]" office:value-type="float" office:value="121" calcext:value-type="float">
            <text:p>121</text:p>
          </table:table-cell>
          <table:table-cell table:formula="of:=MID([.P29];[.Q$1];1)" office:value-type="string" office:string-value="1" calcext:value-type="string">
            <text:p>1</text:p>
          </table:table-cell>
          <table:table-cell table:formula="of:=MID([.P29];[.R$1];1)" office:value-type="string" office:string-value="2" calcext:value-type="string">
            <text:p>2</text:p>
          </table:table-cell>
          <table:table-cell table:formula="of:=MID([.P29];[.S$1];1)" office:value-type="string" office:string-value="1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OFFSET([.Q29];0;[.T29])" office:value-type="string" office:string-value="2" calcext:value-type="string">
            <text:p>2</text:p>
          </table:table-cell>
          <table:table-cell table:formula="of:=OFFSET([.Q29];0;[.U29])" office:value-type="string" office:string-value="1" calcext:value-type="string">
            <text:p>1</text:p>
          </table:table-cell>
          <table:table-cell table:formula="of:=OFFSET([.Q29];0;[.V29])" office:value-type="string" office:string-value="1" calcext:value-type="string">
            <text:p>1</text:p>
          </table:table-cell>
          <table:table-cell table:formula="of:=AND([.Q29]&lt;&gt;[.X29];[.R29]&lt;&gt;[.Y29];[.S29]&lt;&gt;[.Z29])"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986"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table:formula="of:=[.O30]*[.O30]" office:value-type="float" office:value="144" calcext:value-type="float">
            <text:p>144</text:p>
          </table:table-cell>
          <table:table-cell table:formula="of:=MID([.P30];[.Q$1];1)" office:value-type="string" office:string-value="1" calcext:value-type="string">
            <text:p>1</text:p>
          </table:table-cell>
          <table:table-cell table:formula="of:=MID([.P30];[.R$1];1)" office:value-type="string" office:string-value="4" calcext:value-type="string">
            <text:p>4</text:p>
          </table:table-cell>
          <table:table-cell table:formula="of:=MID([.P30];[.S$1];1)" office:value-type="string" office:string-value="4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OFFSET([.Q30];0;[.T30])" office:value-type="string" office:string-value="4" calcext:value-type="string">
            <text:p>4</text:p>
          </table:table-cell>
          <table:table-cell table:formula="of:=OFFSET([.Q30];0;[.U30])" office:value-type="string" office:string-value="4" calcext:value-type="string">
            <text:p>4</text:p>
          </table:table-cell>
          <table:table-cell table:formula="of:=OFFSET([.Q30];0;[.V30])" office:value-type="string" office:string-value="1" calcext:value-type="string">
            <text:p>1</text:p>
          </table:table-cell>
          <table:table-cell table:formula="of:=AND([.Q30]&lt;&gt;[.X30];[.R30]&lt;&gt;[.Y30];[.S30]&lt;&gt;[.Z30])"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986"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table:formula="of:=[.O31]*[.O31]" office:value-type="float" office:value="225" calcext:value-type="float">
            <text:p>225</text:p>
          </table:table-cell>
          <table:table-cell table:formula="of:=MID([.P31];[.Q$1];1)" office:value-type="string" office:string-value="2" calcext:value-type="string">
            <text:p>2</text:p>
          </table:table-cell>
          <table:table-cell table:formula="of:=MID([.P31];[.R$1];1)" office:value-type="string" office:string-value="2" calcext:value-type="string">
            <text:p>2</text:p>
          </table:table-cell>
          <table:table-cell table:formula="of:=MID([.P31];[.S$1];1)" office:value-type="string" office:string-value="5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OFFSET([.Q31];0;[.T31])" office:value-type="string" office:string-value="2" calcext:value-type="string">
            <text:p>2</text:p>
          </table:table-cell>
          <table:table-cell table:formula="of:=OFFSET([.Q31];0;[.U31])" office:value-type="string" office:string-value="5" calcext:value-type="string">
            <text:p>5</text:p>
          </table:table-cell>
          <table:table-cell table:formula="of:=OFFSET([.Q31];0;[.V31])" office:value-type="string" office:string-value="2" calcext:value-type="string">
            <text:p>2</text:p>
          </table:table-cell>
          <table:table-cell table:formula="of:=AND([.Q31]&lt;&gt;[.X31];[.R31]&lt;&gt;[.Y31];[.S31]&lt;&gt;[.Z31])"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986"/>
        </table:table-row>
        <table:table-row table:style-name="ro1">
          <table:table-cell table:number-columns-repeated="14"/>
          <table:table-cell office:value-type="float" office:value="20" calcext:value-type="float">
            <text:p>20</text:p>
          </table:table-cell>
          <table:table-cell table:formula="of:=[.O32]*[.O32]" office:value-type="float" office:value="400" calcext:value-type="float">
            <text:p>400</text:p>
          </table:table-cell>
          <table:table-cell table:formula="of:=MID([.P32];[.Q$1];1)" office:value-type="string" office:string-value="4" calcext:value-type="string">
            <text:p>4</text:p>
          </table:table-cell>
          <table:table-cell table:formula="of:=MID([.P32];[.R$1];1)" office:value-type="string" office:string-value="0" calcext:value-type="string">
            <text:p>0</text:p>
          </table:table-cell>
          <table:table-cell table:formula="of:=MID([.P32];[.S$1];1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OFFSET([.Q32];0;[.T32])" office:value-type="string" office:string-value="0" calcext:value-type="string">
            <text:p>0</text:p>
          </table:table-cell>
          <table:table-cell table:formula="of:=OFFSET([.Q32];0;[.U32])" office:value-type="string" office:string-value="0" calcext:value-type="string">
            <text:p>0</text:p>
          </table:table-cell>
          <table:table-cell table:formula="of:=OFFSET([.Q32];0;[.V32])" office:value-type="string" office:string-value="4" calcext:value-type="string">
            <text:p>4</text:p>
          </table:table-cell>
          <table:table-cell table:formula="of:=AND([.Q32]&lt;&gt;[.X32];[.R32]&lt;&gt;[.Y32];[.S32]&lt;&gt;[.Z32])"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986"/>
        </table:table-row>
        <table:table-row table:style-name="ro1">
          <table:table-cell table:number-columns-repeated="14"/>
          <table:table-cell office:value-type="float" office:value="21" calcext:value-type="float">
            <text:p>21</text:p>
          </table:table-cell>
          <table:table-cell table:formula="of:=[.O33]*[.O33]" office:value-type="float" office:value="441" calcext:value-type="float">
            <text:p>441</text:p>
          </table:table-cell>
          <table:table-cell table:formula="of:=MID([.P33];[.Q$1];1)" office:value-type="string" office:string-value="4" calcext:value-type="string">
            <text:p>4</text:p>
          </table:table-cell>
          <table:table-cell table:formula="of:=MID([.P33];[.R$1];1)" office:value-type="string" office:string-value="4" calcext:value-type="string">
            <text:p>4</text:p>
          </table:table-cell>
          <table:table-cell table:formula="of:=MID([.P33];[.S$1];1)" office:value-type="string" office:string-value="1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OFFSET([.Q33];0;[.T33])" office:value-type="string" office:string-value="4" calcext:value-type="string">
            <text:p>4</text:p>
          </table:table-cell>
          <table:table-cell table:formula="of:=OFFSET([.Q33];0;[.U33])" office:value-type="string" office:string-value="1" calcext:value-type="string">
            <text:p>1</text:p>
          </table:table-cell>
          <table:table-cell table:formula="of:=OFFSET([.Q33];0;[.V33])" office:value-type="string" office:string-value="4" calcext:value-type="string">
            <text:p>4</text:p>
          </table:table-cell>
          <table:table-cell table:formula="of:=AND([.Q33]&lt;&gt;[.X33];[.R33]&lt;&gt;[.Y33];[.S33]&lt;&gt;[.Z33])"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986"/>
        </table:table-row>
        <table:table-row table:style-name="ro1">
          <table:table-cell table:number-columns-repeated="14"/>
          <table:table-cell office:value-type="float" office:value="22" calcext:value-type="float">
            <text:p>22</text:p>
          </table:table-cell>
          <table:table-cell table:formula="of:=[.O34]*[.O34]" office:value-type="float" office:value="484" calcext:value-type="float">
            <text:p>484</text:p>
          </table:table-cell>
          <table:table-cell table:formula="of:=MID([.P34];[.Q$1];1)" office:value-type="string" office:string-value="4" calcext:value-type="string">
            <text:p>4</text:p>
          </table:table-cell>
          <table:table-cell table:formula="of:=MID([.P34];[.R$1];1)" office:value-type="string" office:string-value="8" calcext:value-type="string">
            <text:p>8</text:p>
          </table:table-cell>
          <table:table-cell table:formula="of:=MID([.P34];[.S$1];1)" office:value-type="string" office:string-value="4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OFFSET([.Q34];0;[.T34])" office:value-type="string" office:string-value="8" calcext:value-type="string">
            <text:p>8</text:p>
          </table:table-cell>
          <table:table-cell table:formula="of:=OFFSET([.Q34];0;[.U34])" office:value-type="string" office:string-value="4" calcext:value-type="string">
            <text:p>4</text:p>
          </table:table-cell>
          <table:table-cell table:formula="of:=OFFSET([.Q34];0;[.V34])" office:value-type="string" office:string-value="4" calcext:value-type="string">
            <text:p>4</text:p>
          </table:table-cell>
          <table:table-cell table:formula="of:=AND([.Q34]&lt;&gt;[.X34];[.R34]&lt;&gt;[.Y34];[.S34]&lt;&gt;[.Z34])"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986"/>
        </table:table-row>
        <table:table-row table:style-name="ro1">
          <table:table-cell table:number-columns-repeated="14"/>
          <table:table-cell office:value-type="float" office:value="26" calcext:value-type="float">
            <text:p>26</text:p>
          </table:table-cell>
          <table:table-cell table:formula="of:=[.O35]*[.O35]" office:value-type="float" office:value="676" calcext:value-type="float">
            <text:p>676</text:p>
          </table:table-cell>
          <table:table-cell table:formula="of:=MID([.P35];[.Q$1];1)" office:value-type="string" office:string-value="6" calcext:value-type="string">
            <text:p>6</text:p>
          </table:table-cell>
          <table:table-cell table:formula="of:=MID([.P35];[.R$1];1)" office:value-type="string" office:string-value="7" calcext:value-type="string">
            <text:p>7</text:p>
          </table:table-cell>
          <table:table-cell table:formula="of:=MID([.P35];[.S$1];1)" office:value-type="string" office:string-value="6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OFFSET([.Q35];0;[.T35])" office:value-type="string" office:string-value="7" calcext:value-type="string">
            <text:p>7</text:p>
          </table:table-cell>
          <table:table-cell table:formula="of:=OFFSET([.Q35];0;[.U35])" office:value-type="string" office:string-value="6" calcext:value-type="string">
            <text:p>6</text:p>
          </table:table-cell>
          <table:table-cell table:formula="of:=OFFSET([.Q35];0;[.V35])" office:value-type="string" office:string-value="6" calcext:value-type="string">
            <text:p>6</text:p>
          </table:table-cell>
          <table:table-cell table:formula="of:=AND([.Q35]&lt;&gt;[.X35];[.R35]&lt;&gt;[.Y35];[.S35]&lt;&gt;[.Z35])"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986"/>
        </table:table-row>
        <table:table-row table:style-name="ro1">
          <table:table-cell table:number-columns-repeated="14"/>
          <table:table-cell office:value-type="float" office:value="30" calcext:value-type="float">
            <text:p>30</text:p>
          </table:table-cell>
          <table:table-cell table:formula="of:=[.O36]*[.O36]" office:value-type="float" office:value="900" calcext:value-type="float">
            <text:p>900</text:p>
          </table:table-cell>
          <table:table-cell table:formula="of:=MID([.P36];[.Q$1];1)" office:value-type="string" office:string-value="9" calcext:value-type="string">
            <text:p>9</text:p>
          </table:table-cell>
          <table:table-cell table:formula="of:=MID([.P36];[.R$1];1)" office:value-type="string" office:string-value="0" calcext:value-type="string">
            <text:p>0</text:p>
          </table:table-cell>
          <table:table-cell table:formula="of:=MID([.P36];[.S$1];1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OFFSET([.Q36];0;[.T36])" office:value-type="string" office:string-value="0" calcext:value-type="string">
            <text:p>0</text:p>
          </table:table-cell>
          <table:table-cell table:formula="of:=OFFSET([.Q36];0;[.U36])" office:value-type="string" office:string-value="0" calcext:value-type="string">
            <text:p>0</text:p>
          </table:table-cell>
          <table:table-cell table:formula="of:=OFFSET([.Q36];0;[.V36])" office:value-type="string" office:string-value="9" calcext:value-type="string">
            <text:p>9</text:p>
          </table:table-cell>
          <table:table-cell table:formula="of:=AND([.Q36]&lt;&gt;[.X36];[.R36]&lt;&gt;[.Y36];[.S36]&lt;&gt;[.Z36])"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986"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table:formula="of:=[.O37]*[.O37]" office:value-type="float" office:value="100" calcext:value-type="float">
            <text:p>100</text:p>
          </table:table-cell>
          <table:table-cell table:formula="of:=MID([.P37];[.Q$1];1)" office:value-type="string" office:string-value="1" calcext:value-type="string">
            <text:p>1</text:p>
          </table:table-cell>
          <table:table-cell table:formula="of:=MID([.P37];[.R$1];1)" office:value-type="string" office:string-value="0" calcext:value-type="string">
            <text:p>0</text:p>
          </table:table-cell>
          <table:table-cell table:formula="of:=MID([.P37];[.S$1]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OFFSET([.Q37];0;[.T37])" office:value-type="string" office:string-value="0" calcext:value-type="string">
            <text:p>0</text:p>
          </table:table-cell>
          <table:table-cell table:formula="of:=OFFSET([.Q37];0;[.U37])" office:value-type="string" office:string-value="1" calcext:value-type="string">
            <text:p>1</text:p>
          </table:table-cell>
          <table:table-cell table:formula="of:=OFFSET([.Q37];0;[.V37])" office:value-type="string" office:string-value="0" calcext:value-type="string">
            <text:p>0</text:p>
          </table:table-cell>
          <table:table-cell table:formula="of:=AND([.Q37]&lt;&gt;[.X37];[.R37]&lt;&gt;[.Y37];[.S37]&lt;&gt;[.Z37])"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986"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table:formula="of:=[.O38]*[.O38]" office:value-type="float" office:value="121" calcext:value-type="float">
            <text:p>121</text:p>
          </table:table-cell>
          <table:table-cell table:formula="of:=MID([.P38];[.Q$1];1)" office:value-type="string" office:string-value="1" calcext:value-type="string">
            <text:p>1</text:p>
          </table:table-cell>
          <table:table-cell table:formula="of:=MID([.P38];[.R$1];1)" office:value-type="string" office:string-value="2" calcext:value-type="string">
            <text:p>2</text:p>
          </table:table-cell>
          <table:table-cell table:formula="of:=MID([.P38];[.S$1];1)" office:value-type="string" office:string-value="1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OFFSET([.Q38];0;[.T38])" office:value-type="string" office:string-value="1" calcext:value-type="string">
            <text:p>1</text:p>
          </table:table-cell>
          <table:table-cell table:formula="of:=OFFSET([.Q38];0;[.U38])" office:value-type="string" office:string-value="1" calcext:value-type="string">
            <text:p>1</text:p>
          </table:table-cell>
          <table:table-cell table:formula="of:=OFFSET([.Q38];0;[.V38])" office:value-type="string" office:string-value="2" calcext:value-type="string">
            <text:p>2</text:p>
          </table:table-cell>
          <table:table-cell table:formula="of:=AND([.Q38]&lt;&gt;[.X38];[.R38]&lt;&gt;[.Y38];[.S38]&lt;&gt;[.Z38])"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986"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table:formula="of:=[.O39]*[.O39]" office:value-type="float" office:value="144" calcext:value-type="float">
            <text:p>144</text:p>
          </table:table-cell>
          <table:table-cell table:formula="of:=MID([.P39];[.Q$1];1)" office:value-type="string" office:string-value="1" calcext:value-type="string">
            <text:p>1</text:p>
          </table:table-cell>
          <table:table-cell table:formula="of:=MID([.P39];[.R$1];1)" office:value-type="string" office:string-value="4" calcext:value-type="string">
            <text:p>4</text:p>
          </table:table-cell>
          <table:table-cell table:formula="of:=MID([.P39];[.S$1];1)" office:value-type="string" office:string-value="4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OFFSET([.Q39];0;[.T39])" office:value-type="string" office:string-value="4" calcext:value-type="string">
            <text:p>4</text:p>
          </table:table-cell>
          <table:table-cell table:formula="of:=OFFSET([.Q39];0;[.U39])" office:value-type="string" office:string-value="1" calcext:value-type="string">
            <text:p>1</text:p>
          </table:table-cell>
          <table:table-cell table:formula="of:=OFFSET([.Q39];0;[.V39])" office:value-type="string" office:string-value="4" calcext:value-type="string">
            <text:p>4</text:p>
          </table:table-cell>
          <table:table-cell table:formula="of:=AND([.Q39]&lt;&gt;[.X39];[.R39]&lt;&gt;[.Y39];[.S39]&lt;&gt;[.Z39])"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986"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table:formula="of:=[.O40]*[.O40]" office:value-type="float" office:value="225" calcext:value-type="float">
            <text:p>225</text:p>
          </table:table-cell>
          <table:table-cell table:formula="of:=MID([.P40];[.Q$1];1)" office:value-type="string" office:string-value="2" calcext:value-type="string">
            <text:p>2</text:p>
          </table:table-cell>
          <table:table-cell table:formula="of:=MID([.P40];[.R$1];1)" office:value-type="string" office:string-value="2" calcext:value-type="string">
            <text:p>2</text:p>
          </table:table-cell>
          <table:table-cell table:formula="of:=MID([.P40];[.S$1];1)" office:value-type="string" office:string-value="5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OFFSET([.Q40];0;[.T40])" office:value-type="string" office:string-value="5" calcext:value-type="string">
            <text:p>5</text:p>
          </table:table-cell>
          <table:table-cell table:formula="of:=OFFSET([.Q40];0;[.U40])" office:value-type="string" office:string-value="2" calcext:value-type="string">
            <text:p>2</text:p>
          </table:table-cell>
          <table:table-cell table:formula="of:=OFFSET([.Q40];0;[.V40])" office:value-type="string" office:string-value="2" calcext:value-type="string">
            <text:p>2</text:p>
          </table:table-cell>
          <table:table-cell table:formula="of:=AND([.Q40]&lt;&gt;[.X40];[.R40]&lt;&gt;[.Y40];[.S40]&lt;&gt;[.Z40])"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986"/>
        </table:table-row>
        <table:table-row table:style-name="ro1">
          <table:table-cell table:number-columns-repeated="14"/>
          <table:table-cell office:value-type="float" office:value="20" calcext:value-type="float">
            <text:p>20</text:p>
          </table:table-cell>
          <table:table-cell table:formula="of:=[.O41]*[.O41]" office:value-type="float" office:value="400" calcext:value-type="float">
            <text:p>400</text:p>
          </table:table-cell>
          <table:table-cell table:formula="of:=MID([.P41];[.Q$1];1)" office:value-type="string" office:string-value="4" calcext:value-type="string">
            <text:p>4</text:p>
          </table:table-cell>
          <table:table-cell table:formula="of:=MID([.P41];[.R$1];1)" office:value-type="string" office:string-value="0" calcext:value-type="string">
            <text:p>0</text:p>
          </table:table-cell>
          <table:table-cell table:formula="of:=MID([.P41];[.S$1]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OFFSET([.Q41];0;[.T41])" office:value-type="string" office:string-value="0" calcext:value-type="string">
            <text:p>0</text:p>
          </table:table-cell>
          <table:table-cell table:formula="of:=OFFSET([.Q41];0;[.U41])" office:value-type="string" office:string-value="4" calcext:value-type="string">
            <text:p>4</text:p>
          </table:table-cell>
          <table:table-cell table:formula="of:=OFFSET([.Q41];0;[.V41])" office:value-type="string" office:string-value="0" calcext:value-type="string">
            <text:p>0</text:p>
          </table:table-cell>
          <table:table-cell table:formula="of:=AND([.Q41]&lt;&gt;[.X41];[.R41]&lt;&gt;[.Y41];[.S41]&lt;&gt;[.Z41])"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986"/>
        </table:table-row>
        <table:table-row table:style-name="ro1">
          <table:table-cell table:number-columns-repeated="14"/>
          <table:table-cell office:value-type="float" office:value="21" calcext:value-type="float">
            <text:p>21</text:p>
          </table:table-cell>
          <table:table-cell table:formula="of:=[.O42]*[.O42]" office:value-type="float" office:value="441" calcext:value-type="float">
            <text:p>441</text:p>
          </table:table-cell>
          <table:table-cell table:formula="of:=MID([.P42];[.Q$1];1)" office:value-type="string" office:string-value="4" calcext:value-type="string">
            <text:p>4</text:p>
          </table:table-cell>
          <table:table-cell table:formula="of:=MID([.P42];[.R$1];1)" office:value-type="string" office:string-value="4" calcext:value-type="string">
            <text:p>4</text:p>
          </table:table-cell>
          <table:table-cell table:formula="of:=MID([.P42];[.S$1];1)" office:value-type="string" office:string-value="1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OFFSET([.Q42];0;[.T42])" office:value-type="string" office:string-value="1" calcext:value-type="string">
            <text:p>1</text:p>
          </table:table-cell>
          <table:table-cell table:formula="of:=OFFSET([.Q42];0;[.U42])" office:value-type="string" office:string-value="4" calcext:value-type="string">
            <text:p>4</text:p>
          </table:table-cell>
          <table:table-cell table:formula="of:=OFFSET([.Q42];0;[.V42])" office:value-type="string" office:string-value="4" calcext:value-type="string">
            <text:p>4</text:p>
          </table:table-cell>
          <table:table-cell table:formula="of:=AND([.Q42]&lt;&gt;[.X42];[.R42]&lt;&gt;[.Y42];[.S42]&lt;&gt;[.Z42])"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986"/>
        </table:table-row>
        <table:table-row table:style-name="ro1">
          <table:table-cell table:number-columns-repeated="14"/>
          <table:table-cell office:value-type="float" office:value="22" calcext:value-type="float">
            <text:p>22</text:p>
          </table:table-cell>
          <table:table-cell table:formula="of:=[.O43]*[.O43]" office:value-type="float" office:value="484" calcext:value-type="float">
            <text:p>484</text:p>
          </table:table-cell>
          <table:table-cell table:formula="of:=MID([.P43];[.Q$1];1)" office:value-type="string" office:string-value="4" calcext:value-type="string">
            <text:p>4</text:p>
          </table:table-cell>
          <table:table-cell table:formula="of:=MID([.P43];[.R$1];1)" office:value-type="string" office:string-value="8" calcext:value-type="string">
            <text:p>8</text:p>
          </table:table-cell>
          <table:table-cell table:formula="of:=MID([.P43];[.S$1];1)" office:value-type="string" office:string-value="4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OFFSET([.Q43];0;[.T43])" office:value-type="string" office:string-value="4" calcext:value-type="string">
            <text:p>4</text:p>
          </table:table-cell>
          <table:table-cell table:formula="of:=OFFSET([.Q43];0;[.U43])" office:value-type="string" office:string-value="4" calcext:value-type="string">
            <text:p>4</text:p>
          </table:table-cell>
          <table:table-cell table:formula="of:=OFFSET([.Q43];0;[.V43])" office:value-type="string" office:string-value="8" calcext:value-type="string">
            <text:p>8</text:p>
          </table:table-cell>
          <table:table-cell table:formula="of:=AND([.Q43]&lt;&gt;[.X43];[.R43]&lt;&gt;[.Y43];[.S43]&lt;&gt;[.Z43])"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986"/>
        </table:table-row>
        <table:table-row table:style-name="ro1">
          <table:table-cell table:number-columns-repeated="14"/>
          <table:table-cell office:value-type="float" office:value="26" calcext:value-type="float">
            <text:p>26</text:p>
          </table:table-cell>
          <table:table-cell table:formula="of:=[.O44]*[.O44]" office:value-type="float" office:value="676" calcext:value-type="float">
            <text:p>676</text:p>
          </table:table-cell>
          <table:table-cell table:formula="of:=MID([.P44];[.Q$1];1)" office:value-type="string" office:string-value="6" calcext:value-type="string">
            <text:p>6</text:p>
          </table:table-cell>
          <table:table-cell table:formula="of:=MID([.P44];[.R$1];1)" office:value-type="string" office:string-value="7" calcext:value-type="string">
            <text:p>7</text:p>
          </table:table-cell>
          <table:table-cell table:formula="of:=MID([.P44];[.S$1];1)" office:value-type="string" office:string-value="6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OFFSET([.Q44];0;[.T44])" office:value-type="string" office:string-value="6" calcext:value-type="string">
            <text:p>6</text:p>
          </table:table-cell>
          <table:table-cell table:formula="of:=OFFSET([.Q44];0;[.U44])" office:value-type="string" office:string-value="6" calcext:value-type="string">
            <text:p>6</text:p>
          </table:table-cell>
          <table:table-cell table:formula="of:=OFFSET([.Q44];0;[.V44])" office:value-type="string" office:string-value="7" calcext:value-type="string">
            <text:p>7</text:p>
          </table:table-cell>
          <table:table-cell table:formula="of:=AND([.Q44]&lt;&gt;[.X44];[.R44]&lt;&gt;[.Y44];[.S44]&lt;&gt;[.Z44])"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986"/>
        </table:table-row>
        <table:table-row table:style-name="ro1">
          <table:table-cell table:number-columns-repeated="14"/>
          <table:table-cell office:value-type="float" office:value="30" calcext:value-type="float">
            <text:p>30</text:p>
          </table:table-cell>
          <table:table-cell table:formula="of:=[.O45]*[.O45]" office:value-type="float" office:value="900" calcext:value-type="float">
            <text:p>900</text:p>
          </table:table-cell>
          <table:table-cell table:formula="of:=MID([.P45];[.Q$1];1)" office:value-type="string" office:string-value="9" calcext:value-type="string">
            <text:p>9</text:p>
          </table:table-cell>
          <table:table-cell table:formula="of:=MID([.P45];[.R$1];1)" office:value-type="string" office:string-value="0" calcext:value-type="string">
            <text:p>0</text:p>
          </table:table-cell>
          <table:table-cell table:formula="of:=MID([.P45];[.S$1]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OFFSET([.Q45];0;[.T45])" office:value-type="string" office:string-value="0" calcext:value-type="string">
            <text:p>0</text:p>
          </table:table-cell>
          <table:table-cell table:formula="of:=OFFSET([.Q45];0;[.U45])" office:value-type="string" office:string-value="9" calcext:value-type="string">
            <text:p>9</text:p>
          </table:table-cell>
          <table:table-cell table:formula="of:=OFFSET([.Q45];0;[.V45])" office:value-type="string" office:string-value="0" calcext:value-type="string">
            <text:p>0</text:p>
          </table:table-cell>
          <table:table-cell table:formula="of:=AND([.Q45]&lt;&gt;[.X45];[.R45]&lt;&gt;[.Y45];[.S45]&lt;&gt;[.Z45])"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986"/>
        </table:table-row>
        <table:table-row table:style-name="ro1" table:number-rows-repeated="568">
          <table:table-cell table:number-columns-repeated="37"/>
          <table:table-cell table:style-name="Default"/>
          <table:table-cell table:number-columns-repeated="986"/>
        </table:table-row>
        <table:table-row table:style-name="ro1" table:number-rows-repeated="10479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3" table:style-name="ta1">
        <table:table-column table:style-name="co2" table:default-cell-style-name="ce3"/>
        <table:table-column table:style-name="co1" table:default-cell-style-name="ce3"/>
        <table:table-column table:style-name="co4" table:default-cell-style-name="ce3"/>
        <table:table-column table:style-name="co7" table:number-columns-repeated="4" table:default-cell-style-name="ce3"/>
        <table:table-column table:style-name="co3" table:default-cell-style-name="ce3"/>
        <table:table-column table:style-name="co6" table:default-cell-style-name="ce3"/>
        <table:table-column table:style-name="co1" table:default-cell-style-name="ce3"/>
        <table:table-column table:style-name="co4" table:default-cell-style-name="ce3"/>
        <table:table-column table:style-name="co7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6" table:default-cell-style-name="ce3"/>
        <table:table-column table:style-name="co1" table:number-columns-repeated="3" table:default-cell-style-name="ce3"/>
        <table:table-column table:style-name="co8" table:default-cell-style-name="ce3"/>
        <table:table-column table:style-name="co4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1" table:number-columns-repeated="6" table:default-cell-style-name="ce3"/>
        <table:table-column table:style-name="co3" table:number-columns-repeated="987" table:default-cell-style-name="ce3"/>
        <table:table-row table:style-name="ro1">
          <table:table-cell table:number-columns-repeated="26"/>
          <table:table-cell office:value-type="string" calcext:value-type="string">
            <text:p>2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number-columns-repeated="26"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table:formula="of:=[.AD2]=&quot;1&quot;" office:value-type="float" office:value="1" calcext:value-type="float">
            <text:p>1</text:p>
          </table:table-cell>
          <table:table-cell table:formula="of:=[.AF2]&lt;&gt;&quot;0&quot;" office:value-type="float" office:value="1" calcext:value-type="float">
            <text:p>1</text:p>
          </table:table-cell>
          <table:table-cell table:formula="of:=VLOOKUP([.AG2];[$S2.$L$2:.$M$7];2;0)" office:value-type="string" office:string-value="5" calcext:value-type="string">
            <text:p>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formula="of:=[.AD3]=&quot;1&quot;" office:value-type="float" office:value="1" calcext:value-type="float">
            <text:p>1</text:p>
          </table:table-cell>
          <table:table-cell table:formula="of:=[.AF3]&lt;&gt;&quot;0&quot;" office:value-type="float" office:value="1" calcext:value-type="float">
            <text:p>1</text:p>
          </table:table-cell>
          <table:table-cell table:formula="of:=VLOOKUP([.AG3];[$S2.$L$2:.$M$7];2;0)" office:value-type="string" office:string-value="5" calcext:value-type="string">
            <text:p>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table:formula="of:=[.AD4]=&quot;1&quot;" office:value-type="float" office:value="1" calcext:value-type="float">
            <text:p>1</text:p>
          </table:table-cell>
          <table:table-cell table:formula="of:=[.AF4]&lt;&gt;&quot;0&quot;" office:value-type="float" office:value="1" calcext:value-type="float">
            <text:p>1</text:p>
          </table:table-cell>
          <table:table-cell table:formula="of:=VLOOKUP([.AG4];[$S2.$L$2:.$M$7];2;0)" office:value-type="string" office:string-value="5" calcext:value-type="string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formula="of:=[.AD5]=&quot;1&quot;" office:value-type="float" office:value="1" calcext:value-type="float">
            <text:p>1</text:p>
          </table:table-cell>
          <table:table-cell table:formula="of:=[.AF5]&lt;&gt;&quot;0&quot;" office:value-type="float" office:value="1" calcext:value-type="float">
            <text:p>1</text:p>
          </table:table-cell>
          <table:table-cell table:formula="of:=VLOOKUP([.AG5];[$S2.$L$2:.$M$7];2;0)" office:value-type="string" office:string-value="6" calcext:value-type="string">
            <text:p>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table:formula="of:=[.AD6]=&quot;1&quot;" office:value-type="float" office:value="1" calcext:value-type="float">
            <text:p>1</text:p>
          </table:table-cell>
          <table:table-cell table:formula="of:=[.AF6]&lt;&gt;&quot;0&quot;" office:value-type="float" office:value="1" calcext:value-type="float">
            <text:p>1</text:p>
          </table:table-cell>
          <table:table-cell table:formula="of:=VLOOKUP([.AG6];[$S2.$L$2:.$M$7];2;0)" office:value-type="string" office:string-value="6" calcext:value-type="string">
            <text:p>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formula="of:=[.AD7]=&quot;1&quot;" office:value-type="float" office:value="1" calcext:value-type="float">
            <text:p>1</text:p>
          </table:table-cell>
          <table:table-cell table:formula="of:=[.AF7]&lt;&gt;&quot;0&quot;" office:value-type="float" office:value="1" calcext:value-type="float">
            <text:p>1</text:p>
          </table:table-cell>
          <table:table-cell table:formula="of:=VLOOKUP([.AG7];[$S2.$L$2:.$M$7];2;0)" office:value-type="string" office:string-value="9" calcext:value-type="string">
            <text:p>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formula="of:=[.AD8]=&quot;1&quot;" office:value-type="float" office:value="1" calcext:value-type="float">
            <text:p>1</text:p>
          </table:table-cell>
          <table:table-cell table:formula="of:=[.AF8]&lt;&gt;&quot;0&quot;" office:value-type="float" office:value="1" calcext:value-type="float">
            <text:p>1</text:p>
          </table:table-cell>
          <table:table-cell table:formula="of:=VLOOKUP([.AG8];[$S2.$L$2:.$M$7];2;0)" office:value-type="string" office:string-value="9" calcext:value-type="string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formula="of:=[.AD9]=&quot;1&quot;" office:value-type="float" office:value="1" calcext:value-type="float">
            <text:p>1</text:p>
          </table:table-cell>
          <table:table-cell table:formula="of:=[.AF9]&lt;&gt;&quot;0&quot;" office:value-type="float" office:value="1" calcext:value-type="float">
            <text:p>1</text:p>
          </table:table-cell>
          <table:table-cell table:formula="of:=VLOOKUP([.AG9];[$S2.$L$2:.$M$7];2;0)" office:value-type="string" office:string-value="4" calcext:value-type="string">
            <text:p>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table:formula="of:=[.AD10]=&quot;1&quot;" office:value-type="float" office:value="1" calcext:value-type="float">
            <text:p>1</text:p>
          </table:table-cell>
          <table:table-cell table:formula="of:=[.AF10]&lt;&gt;&quot;0&quot;" office:value-type="float" office:value="1" calcext:value-type="float">
            <text:p>1</text:p>
          </table:table-cell>
          <table:table-cell table:formula="of:=VLOOKUP([.AG10];[$S2.$L$2:.$M$7];2;0)" office:value-type="string" office:string-value="1" calcext:value-type="string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formula="of:=[.AD11]=&quot;1&quot;" office:value-type="float" office:value="1" calcext:value-type="float">
            <text:p>1</text:p>
          </table:table-cell>
          <table:table-cell table:formula="of:=[.AF11]&lt;&gt;&quot;0&quot;" office:value-type="float" office:value="1" calcext:value-type="float">
            <text:p>1</text:p>
          </table:table-cell>
          <table:table-cell table:formula="of:=VLOOKUP([.AG11];[$S2.$L$2:.$M$7];2;0)" office:value-type="string" office:string-value="" calcext:value-type="error">
            <text:p>#N/A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table:formula="of:=[.AD12]=&quot;1&quot;" office:value-type="float" office:value="1" calcext:value-type="float">
            <text:p>1</text:p>
          </table:table-cell>
          <table:table-cell table:formula="of:=[.AF12]&lt;&gt;&quot;0&quot;" office:value-type="float" office:value="1" calcext:value-type="float">
            <text:p>1</text:p>
          </table:table-cell>
          <table:table-cell table:formula="of:=VLOOKUP([.AG12];[$S2.$L$2:.$M$7];2;0)" office:value-type="string" office:string-value="" calcext:value-type="error">
            <text:p>#N/A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table:formula="of:=[.AD13]=&quot;1&quot;" office:value-type="float" office:value="1" calcext:value-type="float">
            <text:p>1</text:p>
          </table:table-cell>
          <table:table-cell table:formula="of:=[.AF13]&lt;&gt;&quot;0&quot;" office:value-type="float" office:value="1" calcext:value-type="float">
            <text:p>1</text:p>
          </table:table-cell>
          <table:table-cell table:formula="of:=VLOOKUP([.AG13];[$S2.$L$2:.$M$7];2;0)" office:value-type="string" office:string-value="" calcext:value-type="error">
            <text:p>#N/A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table:formula="of:=[.AD14]=&quot;1&quot;" office:value-type="float" office:value="1" calcext:value-type="float">
            <text:p>1</text:p>
          </table:table-cell>
          <table:table-cell table:formula="of:=[.AF14]&lt;&gt;&quot;0&quot;" office:value-type="float" office:value="1" calcext:value-type="float">
            <text:p>1</text:p>
          </table:table-cell>
          <table:table-cell table:formula="of:=VLOOKUP([.AG14];[$S2.$L$2:.$M$7];2;0)" office:value-type="string" office:string-value="" calcext:value-type="error">
            <text:p>#N/A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AD15]=&quot;1&quot;" office:value-type="float" office:value="1" calcext:value-type="float">
            <text:p>1</text:p>
          </table:table-cell>
          <table:table-cell table:formula="of:=[.AF15]&lt;&gt;&quot;0&quot;"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AD16]=&quot;1&quot;" office:value-type="float" office:value="1" calcext:value-type="float">
            <text:p>1</text:p>
          </table:table-cell>
          <table:table-cell table:formula="of:=[.AF16]&lt;&gt;&quot;0&quot;"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table:formula="of:=[.AD17]=&quot;1&quot;" office:value-type="float" office:value="0" calcext:value-type="float">
            <text:p>0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formula="of:=[.AD18]=&quot;1&quot;" office:value-type="float" office:value="0" calcext:value-type="float">
            <text:p>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table:formula="of:=[.AD19]=&quot;1&quot;" office:value-type="float" office:value="0" calcext:value-type="float">
            <text:p>0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formula="of:=[.AD20]=&quot;1&quot;" office:value-type="float" office:value="0" calcext:value-type="float">
            <text:p>0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[.AD21]=&quot;1&quot;" office:value-type="float" office:value="0" calcext:value-type="float">
            <text:p>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table:formula="of:=[.AD22]=&quot;1&quot;" office:value-type="float" office:value="0" calcext:value-type="float">
            <text:p>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table:formula="of:=[.AD23]=&quot;1&quot;" office:value-type="float" office:value="0" calcext:value-type="float">
            <text:p>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formula="of:=[.AD24]=&quot;1&quot;" office:value-type="float" office:value="0" calcext:value-type="float">
            <text:p>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formula="of:=[.AD25]=&quot;1&quot;" office:value-type="float" office:value="0" calcext:value-type="float">
            <text:p>0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table:formula="of:=[.AD26]=&quot;1&quot;" office:value-type="float" office:value="0" calcext:value-type="float">
            <text:p>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formula="of:=[.AD27]=&quot;1&quot;" office:value-type="float" office:value="0" calcext:value-type="float">
            <text:p>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formula="of:=[.AD28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table:formula="of:=[.AD29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</text:p>
          </table:table-cell>
          <table:table-cell table:formula="of:=[.AD30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</text:p>
          </table:table-cell>
          <table:table-cell table:formula="of:=[.AD31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table:formula="of:=[.AD32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table:formula="of:=[.AD33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formula="of:=[.AD34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formula="of:=[.AD35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formula="of:=[.AD36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formula="of:=[.AD37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table:formula="of:=[.AD38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formula="of:=[.AD39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formula="of:=[.AD40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table:formula="of:=[.AD41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formula="of:=[.AD42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formula="of:=[.AD43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formula="of:=[.AD44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table:formula="of:=[.AD45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formula="of:=[.AD46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formula="of:=[.AD47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table:formula="of:=[.AD48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formula="of:=[.AD49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table:formula="of:=[.AD50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table:formula="of:=[.AD51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table:formula="of:=[.AD52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table:formula="of:=[.AD53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formula="of:=[.AD54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</text:p>
          </table:table-cell>
          <table:table-cell table:formula="of:=[.AD55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formula="of:=[.AD56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formula="of:=[.AD57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4</text:p>
          </table:table-cell>
          <table:table-cell table:formula="of:=[.AD58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4</text:p>
          </table:table-cell>
          <table:table-cell table:formula="of:=[.AD59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4</text:p>
          </table:table-cell>
          <table:table-cell table:formula="of:=[.AD60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4</text:p>
          </table:table-cell>
          <table:table-cell table:formula="of:=[.AD61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table:formula="of:=[.AD62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formula="of:=[.AD63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AD64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table:formula="of:=[.AD65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table:formula="of:=[.AD66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table:formula="of:=[.AD67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table:formula="of:=[.AD68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formula="of:=[.AD69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table:formula="of:=[.AD70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formula="of:=[.AD71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formula="of:=[.AD72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formula="of:=[.AD73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formula="of:=[.AD74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table:formula="of:=[.AD75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formula="of:=[.AD76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table:formula="of:=[.AD77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formula="of:=[.AD78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formula="of:=[.AD79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formula="of:=[.AD80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formula="of:=[.AD81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formula="of:=[.AD82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table:formula="of:=[.AD83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table:formula="of:=[.AD84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table:formula="of:=[.AD85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formula="of:=[.AD86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table:formula="of:=[.AD87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table:formula="of:=[.AD88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table:formula="of:=[.AD89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table:formula="of:=[.AD90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table:formula="of:=[.AD91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formula="of:=[.AD92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104848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2.AF2:S2.BA29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3.AL2:S3.AP130" table:contains-header="false">
          <table:sort>
            <table:sort-by table:field-number="1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13:17:59.5711902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4-29T12:43:51.788000000</meta:creation-date>
    <dc:date>2022-03-22T13:18:15.984843875</dc:date>
    <meta:editing-duration>PT2H32M25S</meta:editing-duration>
    <meta:editing-cycles>18</meta:editing-cycles>
    <meta:generator>LibreOfficeDev/7.4.0.0.alpha0$Linux_X86_64 LibreOffice_project/a13faccd7e8c6503e96e9342a8615b4542b0601f</meta:generator>
    <meta:document-statistic meta:table-count="2" meta:cell-count="1629" meta:object-count="0"/>
  </office:meta>
</office:document-meta>
</file>